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1f1c93" style:font-name-asian="Noto Sans CJK SC Regular" style:font-size-asian="12pt" style:font-name-complex="FreeSans" style:font-size-complex="12pt"/>
    </style:style>
    <style:style style:name="P2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fo:font-style="italic" officeooo:rsid="001a6335" officeooo:paragraph-rsid="001f1c93" style:font-name-asian="Noto Sans CJK SC Regular" style:font-size-asian="12pt" style:font-style-asian="italic" style:font-name-complex="FreeSans" style:font-size-complex="12pt" style:font-style-complex="italic"/>
    </style:style>
    <style:style style:name="P3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officeooo:rsid="00228538" officeooo:paragraph-rsid="001f1c93" style:font-name-asian="Noto Sans CJK SC Regular" style:font-size-asian="12pt" style:font-name-complex="FreeSans" style:font-size-complex="12pt"/>
    </style:style>
    <style:style style:name="P4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1" fo:font-size="12pt" fo:language="uk" fo:country="UA" officeooo:paragraph-rsid="001f1c93" style:font-size-asian="12pt" style:font-size-complex="12pt"/>
    </style:style>
    <style:style style:name="P5" style:family="paragraph" style:parent-style-name="Standard" style:list-style-name="L1" style:master-page-name="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style:page-number="auto" fo:background-color="transparent"/>
      <style:text-properties style:font-name="Times New Roman1" fo:font-size="12pt" officeooo:rsid="001bfcd0" officeooo:paragraph-rsid="002e23a0" style:font-size-asian="12pt" style:font-size-complex="12pt"/>
    </style:style>
    <style:style style:name="P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1f1c93"/>
    </style:style>
    <style:style style:name="P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2089e3"/>
    </style:style>
    <style:style style:name="P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2aaf4e"/>
    </style:style>
    <style:style style:name="P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20ed2f"/>
    </style:style>
    <style:style style:name="P1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21a2f8"/>
    </style:style>
    <style:style style:name="P1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28e12b"/>
    </style:style>
    <style:style style:name="P1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2e23a0"/>
    </style:style>
    <style:style style:name="P1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1f1c93" style:font-name-asian="Noto Sans CJK SC Regular" style:font-size-asian="12pt" style:font-name-complex="FreeSans" style:font-size-complex="12pt"/>
    </style:style>
    <style:style style:name="P1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2089e3" style:font-name-asian="Noto Sans CJK SC Regular" style:font-size-asian="12pt" style:font-name-complex="FreeSans" style:font-size-complex="12pt"/>
    </style:style>
    <style:style style:name="P1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2aaf4e" style:font-name-asian="Noto Sans CJK SC Regular" style:font-size-asian="12pt" style:font-name-complex="FreeSans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2e23a0" style:font-name-asian="Noto Sans CJK SC Regular" style:font-size-asian="12pt" style:font-name-complex="FreeSans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242283" officeooo:paragraph-rsid="0020ed2f" style:font-name-asian="Noto Sans CJK SC Regular" style:font-size-asian="12pt" style:font-name-complex="FreeSans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1f1c93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2e23a0" style:font-size-asian="12pt" style:font-size-complex="12pt"/>
    </style:style>
    <style:style style:name="P2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3c7d60" officeooo:paragraph-rsid="002089e3"/>
    </style:style>
    <style:style style:name="P2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2634e1" officeooo:paragraph-rsid="001f1c93"/>
    </style:style>
    <style:style style:name="P2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282d0e" officeooo:paragraph-rsid="001f1c93"/>
    </style:style>
    <style:style style:name="P2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2ecd8f" officeooo:paragraph-rsid="0020ed2f" style:font-style-asian="normal" style:font-style-complex="normal"/>
    </style:style>
    <style:style style:name="P2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41c6eb" officeooo:paragraph-rsid="002aaf4e" style:font-style-asian="normal" style:font-style-complex="normal"/>
    </style:style>
    <style:style style:name="P2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41c6eb" officeooo:paragraph-rsid="0020ed2f" style:font-style-asian="normal" style:font-style-complex="normal"/>
    </style:style>
    <style:style style:name="P2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43a15b" officeooo:paragraph-rsid="001f1c93" style:font-style-asian="normal" style:font-style-complex="normal"/>
    </style:style>
    <style:style style:name="P2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2089e3"/>
    </style:style>
    <style:style style:name="P2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2aaf4e"/>
    </style:style>
    <style:style style:name="P2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28e12b"/>
    </style:style>
    <style:style style:name="P3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fo:font-style="italic" officeooo:rsid="00331474" officeooo:paragraph-rsid="001f1c93" style:font-name-asian="Noto Sans CJK SC Regular" style:font-size-asian="12pt" style:font-style-asian="italic" style:font-name-complex="FreeSans" style:font-size-complex="12pt" style:font-style-complex="italic"/>
    </style:style>
    <style:style style:name="P3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fo:font-style="normal" officeooo:rsid="002634e1" officeooo:paragraph-rsid="001f1c93" style:font-name-asian="Noto Sans CJK SC Regular" style:font-size-asian="12pt" style:font-style-asian="normal" style:font-name-complex="FreeSans" style:font-size-complex="12pt" style:font-style-complex="normal"/>
    </style:style>
    <style:style style:name="P3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fo:font-style="normal" officeooo:rsid="00331474" officeooo:paragraph-rsid="001f1c93" style:font-name-asian="Noto Sans CJK SC Regular" style:font-size-asian="12pt" style:font-style-asian="normal" style:font-name-complex="FreeSans" style:font-size-complex="12pt" style:font-style-complex="normal"/>
    </style:style>
    <style:style style:name="P3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2e23a0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1f1c93" style:font-size-asian="12pt" style:font-size-complex="12pt"/>
    </style:style>
    <style:style style:name="T1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2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3" style:family="text">
      <style:text-properties fo:font-size="12pt" fo:language="uk" fo:country="UA" fo:font-style="italic" officeooo:rsid="00064594" style:font-name-asian="Noto Sans CJK SC Regular" style:font-size-asian="12pt" style:font-style-asian="italic" style:font-name-complex="FreeSans" style:font-size-complex="12pt" style:font-style-complex="italic"/>
    </style:style>
    <style:style style:name="T4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5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6" style:family="text">
      <style:text-properties fo:font-size="12pt" fo:language="uk" fo:country="UA" officeooo:rsid="0015a149" style:font-name-asian="Noto Sans CJK SC Regular" style:font-size-asian="12pt" style:font-name-complex="FreeSans" style:font-size-complex="12pt"/>
    </style:style>
    <style:style style:name="T7" style:family="text">
      <style:text-properties fo:font-size="12pt" fo:language="uk" fo:country="UA" officeooo:rsid="0005d324" style:font-name-asian="Noto Sans CJK SC Regular" style:font-size-asian="12pt" style:font-name-complex="FreeSans" style:font-size-complex="12pt"/>
    </style:style>
    <style:style style:name="T8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9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10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11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12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13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14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15" style:family="text">
      <style:text-properties fo:font-size="12pt" fo:language="uk" fo:country="UA" style:font-name-asian="Noto Sans CJK SC Regular" style:font-size-asian="12pt" style:font-name-complex="Times New Roman1" style:font-size-complex="12pt"/>
    </style:style>
    <style:style style:name="T16" style:family="text">
      <style:text-properties fo:font-size="12pt" fo:language="uk" fo:country="UA" officeooo:rsid="001a6335" style:font-size-asian="12pt" style:font-size-complex="12pt"/>
    </style:style>
    <style:style style:name="T17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18" style:family="text">
      <style:text-properties style:text-position="sub 58%" fo:font-size="12pt" fo:language="uk" fo:country="UA" officeooo:rsid="00246311" style:font-name-asian="Noto Sans CJK SC Regular" style:font-size-asian="12pt" style:font-name-complex="FreeSans" style:font-size-complex="12pt"/>
    </style:style>
    <style:style style:name="T19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20" style:family="text">
      <style:text-properties style:text-position="sub 58%" fo:font-size="12pt" fo:language="uk" fo:country="UA" officeooo:rsid="0015a149" style:font-name-asian="Noto Sans CJK SC Regular" style:font-size-asian="12pt" style:font-name-complex="FreeSans" style:font-size-complex="12pt"/>
    </style:style>
    <style:style style:name="T21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22" style:family="text">
      <style:text-properties style:text-position="sub 58%" fo:font-size="12pt" fo:language="uk" fo:country="UA" officeooo:rsid="002089e3" style:font-name-asian="Noto Sans CJK SC Regular" style:font-size-asian="12pt" style:font-name-complex="FreeSans" style:font-size-complex="12pt"/>
    </style:style>
    <style:style style:name="T23" style:family="text">
      <style:text-properties style:text-position="sub 58%" fo:font-size="12pt" fo:language="uk" fo:country="UA" officeooo:rsid="002ecd8f" style:font-name-asian="Noto Sans CJK SC Regular" style:font-size-asian="12pt" style:font-name-complex="FreeSans" style:font-size-complex="12pt"/>
    </style:style>
    <style:style style:name="T24" style:family="text">
      <style:text-properties style:text-position="sub 58%" fo:font-size="12pt" fo:language="uk" fo:country="UA" officeooo:rsid="002f5486" style:font-name-asian="Noto Sans CJK SC Regular" style:font-size-asian="12pt" style:font-name-complex="FreeSans" style:font-size-complex="12pt"/>
    </style:style>
    <style:style style:name="T25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26" style:family="text">
      <style:text-properties style:text-position="sub 58%" fo:font-size="12pt" fo:language="uk" fo:country="UA" fo:font-style="normal" officeooo:rsid="0005d324" style:font-name-asian="Noto Sans CJK SC Regular" style:font-size-asian="12pt" style:font-style-asian="normal" style:font-name-complex="FreeSans" style:font-size-complex="12pt" style:font-style-complex="normal"/>
    </style:style>
    <style:style style:name="T27" style:family="text">
      <style:text-properties style:text-position="sub 58%" fo:font-size="12pt" fo:language="uk" fo:country="UA" fo:font-style="normal" officeooo:rsid="000eda74" style:font-name-asian="Noto Sans CJK SC Regular" style:font-size-asian="12pt" style:font-style-asian="normal" style:font-name-complex="FreeSans" style:font-size-complex="12pt" style:font-style-complex="normal"/>
    </style:style>
    <style:style style:name="T28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29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30" style:family="text">
      <style:text-properties style:text-position="sub 58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31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32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33" style:family="text">
      <style:text-properties style:text-position="sub 58%" fo:font-size="12pt" fo:language="uk" fo:country="UA" fo:font-style="normal" officeooo:rsid="002089e3" style:font-name-asian="Noto Sans CJK SC Regular" style:font-size-asian="12pt" style:font-style-asian="normal" style:font-name-complex="FreeSans" style:font-size-complex="12pt" style:font-style-complex="normal"/>
    </style:style>
    <style:style style:name="T34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35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36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37" style:family="text">
      <style:text-properties style:text-position="sub 58%" fo:font-size="12pt" fo:language="uk" fo:country="UA" officeooo:rsid="0040232e" style:font-name-asian="Times New Roman" style:font-size-asian="12pt" style:font-name-complex="Times New Roman" style:font-size-complex="12pt"/>
    </style:style>
    <style:style style:name="T38" style:family="text">
      <style:text-properties style:text-position="sub 58%" style:font-name-asian="Noto Sans CJK SC Regular" style:font-name-complex="FreeSans"/>
    </style:style>
    <style:style style:name="T39" style:family="text">
      <style:text-properties style:text-position="sub 58%" officeooo:rsid="004502e3" style:font-name-asian="Noto Sans CJK SC Regular" style:font-name-complex="FreeSans"/>
    </style:style>
    <style:style style:name="T40" style:family="text">
      <style:text-properties style:text-position="sub 58%" officeooo:rsid="001a6335" style:font-name-asian="Noto Sans CJK SC Regular" style:font-name-complex="FreeSans"/>
    </style:style>
    <style:style style:name="T41" style:family="text">
      <style:text-properties style:text-position="sub 58%" fo:font-style="normal" style:font-style-asian="normal" style:font-style-complex="normal"/>
    </style:style>
    <style:style style:name="T42" style:family="text">
      <style:text-properties style:text-position="sub 58%" style:font-name="Times New Roman1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43" style:family="text">
      <style:text-properties style:text-position="sub 58%" style:font-name="Times New Roman1" fo:font-size="12pt" fo:language="uk" fo:country="UA" fo:font-style="normal" officeooo:rsid="00246311" style:font-name-asian="Noto Sans CJK SC Regular" style:font-size-asian="12pt" style:font-style-asian="normal" style:font-name-complex="FreeSans" style:font-size-complex="12pt" style:font-style-complex="normal"/>
    </style:style>
    <style:style style:name="T44" style:family="text">
      <style:text-properties style:text-position="sub 58%" style:font-name="Times New Roman1" fo:font-size="12pt" fo:language="uk" fo:country="UA" fo:font-style="normal" officeooo:rsid="0028e12b" style:font-name-asian="Noto Sans CJK SC Regular" style:font-size-asian="12pt" style:font-style-asian="normal" style:font-name-complex="FreeSans" style:font-size-complex="12pt" style:font-style-complex="normal"/>
    </style:style>
    <style:style style:name="T45" style:family="text">
      <style:text-properties style:text-position="sub 58%" officeooo:rsid="000c6998"/>
    </style:style>
    <style:style style:name="T46" style:family="text">
      <style:text-properties style:text-position="sub 58%" fo:language="uk" fo:country="UA" fo:font-style="normal" officeooo:rsid="000c6998" style:font-name-asian="Symbola" style:font-style-asian="normal" style:font-name-complex="Symbola" style:font-style-complex="normal"/>
    </style:style>
    <style:style style:name="T47" style:family="text">
      <style:text-properties style:text-position="sub 58%" fo:language="uk" fo:country="UA" officeooo:rsid="001a6335" style:font-name-asian="Noto Sans CJK SC Regular" style:font-name-complex="FreeSans"/>
    </style:style>
    <style:style style:name="T48" style:family="text">
      <style:text-properties style:text-position="sub 58%" fo:language="uk" fo:country="UA" officeooo:rsid="000c6998"/>
    </style:style>
    <style:style style:name="T49" style:family="text">
      <style:text-properties style:text-position="sub 58%" style:font-name="Times New Roman1" officeooo:rsid="000c6998"/>
    </style:style>
    <style:style style:name="T50" style:family="text">
      <style:text-properties style:text-position="sub 58%" style:font-name="Times New Roman1" fo:language="uk" fo:country="UA" fo:font-style="normal" officeooo:rsid="000c6998" style:font-name-asian="Symbola" style:font-style-asian="normal" style:font-name-complex="Symbola" style:font-style-complex="norm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2089e3" style:font-style-asian="italic" style:font-style-complex="italic"/>
    </style:style>
    <style:style style:name="T53" style:family="text">
      <style:text-properties fo:font-style="italic" style:font-name-asian="Noto Sans CJK SC Regular" style:font-style-asian="italic" style:font-name-complex="FreeSans" style:font-style-complex="italic"/>
    </style:style>
    <style:style style:name="T54" style:family="text">
      <style:text-properties fo:font-style="italic" officeooo:rsid="001a6335" style:font-name-asian="Noto Sans CJK SC Regular" style:font-style-asian="italic" style:font-name-complex="FreeSans" style:font-style-complex="italic"/>
    </style:style>
    <style:style style:name="T55" style:family="text">
      <style:text-properties fo:font-style="italic" officeooo:rsid="002089e3" style:font-name-asian="Noto Sans CJK SC Regular" style:font-style-asian="italic" style:font-name-complex="FreeSans" style:font-style-complex="italic"/>
    </style:style>
    <style:style style:name="T56" style:family="text">
      <style:text-properties officeooo:rsid="004502e3"/>
    </style:style>
    <style:style style:name="T57" style:family="text">
      <style:text-properties style:font-name-asian="Noto Sans CJK SC Regular" style:font-name-complex="FreeSans"/>
    </style:style>
    <style:style style:name="T58" style:family="text">
      <style:text-properties officeooo:rsid="004502e3" style:font-name-asian="Noto Sans CJK SC Regular" style:font-name-complex="FreeSans"/>
    </style:style>
    <style:style style:name="T59" style:family="text">
      <style:text-properties officeooo:rsid="0046f8b1" style:font-name-asian="Noto Sans CJK SC Regular" style:font-name-complex="FreeSans"/>
    </style:style>
    <style:style style:name="T60" style:family="text">
      <style:text-properties officeooo:rsid="001dc853" style:font-name-asian="Noto Sans CJK SC Regular" style:font-name-complex="FreeSans"/>
    </style:style>
    <style:style style:name="T61" style:family="text">
      <style:text-properties officeooo:rsid="001a6335" style:font-name-asian="Noto Sans CJK SC Regular" style:font-name-complex="FreeSans"/>
    </style:style>
    <style:style style:name="T62" style:family="text">
      <style:text-properties fo:font-style="normal" officeooo:rsid="001a6335" style:font-name-asian="Noto Sans CJK SC Regular" style:font-style-asian="normal" style:font-name-complex="FreeSans" style:font-style-complex="normal"/>
    </style:style>
    <style:style style:name="T63" style:family="text">
      <style:text-properties fo:font-style="normal" officeooo:rsid="000d2bcb" style:font-style-asian="normal" style:font-style-complex="normal"/>
    </style:style>
    <style:style style:name="T64" style:family="text">
      <style:text-properties style:text-position="0% 100%"/>
    </style:style>
    <style:style style:name="T65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66" style:family="text">
      <style:text-properties style:text-position="0% 100%" fo:font-style="normal" officeooo:rsid="0023608f" style:font-name-asian="Symbol" style:font-style-asian="normal" style:font-name-complex="Symbol1" style:font-style-complex="normal"/>
    </style:style>
    <style:style style:name="T67" style:family="text">
      <style:text-properties style:text-position="0% 100%" fo:font-style="normal" style:font-style-asian="normal" style:font-style-complex="normal"/>
    </style:style>
    <style:style style:name="T68" style:family="text">
      <style:text-properties style:text-position="0% 100%" fo:font-style="normal" officeooo:rsid="001dc853" style:font-style-asian="normal" style:font-style-complex="normal"/>
    </style:style>
    <style:style style:name="T69" style:family="text">
      <style:text-properties style:text-position="0% 100%" fo:font-style="normal" officeooo:rsid="00228538" style:font-style-asian="normal" style:font-style-complex="normal"/>
    </style:style>
    <style:style style:name="T70" style:family="text">
      <style:text-properties style:text-position="0% 100%" fo:font-style="normal" officeooo:rsid="002452e3" style:font-style-asian="normal" style:font-style-complex="normal"/>
    </style:style>
    <style:style style:name="T71" style:family="text">
      <style:text-properties style:text-position="0% 100%" fo:font-style="normal" officeooo:rsid="0029c710" style:font-style-asian="normal" style:font-style-complex="normal"/>
    </style:style>
    <style:style style:name="T72" style:family="text">
      <style:text-properties style:text-position="0% 100%" fo:font-style="normal" officeooo:rsid="001bfcd0" style:font-style-asian="normal" style:font-style-complex="normal"/>
    </style:style>
    <style:style style:name="T73" style:family="text">
      <style:text-properties style:text-position="0% 100%" fo:font-style="normal" officeooo:rsid="0005d324" style:font-style-asian="normal" style:font-style-complex="normal"/>
    </style:style>
    <style:style style:name="T74" style:family="text">
      <style:text-properties style:text-position="0% 100%" fo:font-style="normal" officeooo:rsid="0015a149" style:font-style-asian="normal" style:font-style-complex="normal"/>
    </style:style>
    <style:style style:name="T75" style:family="text">
      <style:text-properties style:text-position="0% 100%" fo:font-style="normal" officeooo:rsid="001fe023" style:font-style-asian="normal" style:font-style-complex="normal"/>
    </style:style>
    <style:style style:name="T76" style:family="text">
      <style:text-properties style:text-position="0% 100%" fo:font-style="normal" officeooo:rsid="0046b39a" style:font-style-asian="normal" style:font-style-complex="normal"/>
    </style:style>
    <style:style style:name="T77" style:family="text">
      <style:text-properties style:text-position="0% 100%" fo:font-style="normal" officeooo:rsid="001dc853" style:font-name-asian="Times New Roman" style:font-style-asian="normal" style:font-name-complex="Times New Roman" style:font-style-complex="normal"/>
    </style:style>
    <style:style style:name="T78" style:family="text">
      <style:text-properties style:text-position="0% 100%" officeooo:rsid="001dc853" style:font-name-asian="Symbola" style:font-name-complex="Symbola"/>
    </style:style>
    <style:style style:name="T79" style:family="text">
      <style:text-properties style:text-position="0% 100%" officeooo:rsid="001dc853" style:font-name-asian="Times New Roman" style:font-name-complex="Times New Roman"/>
    </style:style>
    <style:style style:name="T80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81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82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83" style:family="text">
      <style:text-properties style:text-position="0% 100%" fo:font-size="12pt" fo:language="uk" fo:country="UA" officeooo:rsid="00389a2e" style:font-name-asian="Noto Sans CJK SC Regular" style:font-size-asian="12pt" style:font-name-complex="FreeSans" style:font-size-complex="12pt"/>
    </style:style>
    <style:style style:name="T84" style:family="text">
      <style:text-properties style:text-position="0% 100%" fo:font-size="12pt" fo:language="uk" fo:country="UA" officeooo:rsid="003f9084" style:font-name-asian="Noto Sans CJK SC Regular" style:font-size-asian="12pt" style:font-name-complex="FreeSans" style:font-size-complex="12pt"/>
    </style:style>
    <style:style style:name="T85" style:family="text">
      <style:text-properties style:text-position="0% 100%" fo:font-size="12pt" fo:language="uk" fo:country="UA" officeooo:rsid="000eda74" style:font-name-asian="Noto Sans CJK SC Regular" style:font-size-asian="12pt" style:font-name-complex="FreeSans" style:font-size-complex="12pt"/>
    </style:style>
    <style:style style:name="T86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87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88" style:family="text">
      <style:text-properties style:text-position="0% 100%" fo:font-size="12pt" fo:language="uk" fo:country="UA" officeooo:rsid="00064594" style:font-name-asian="Noto Sans CJK SC Regular" style:font-size-asian="12pt" style:font-name-complex="FreeSans" style:font-size-complex="12pt"/>
    </style:style>
    <style:style style:name="T89" style:family="text">
      <style:text-properties style:text-position="0% 100%" fo:font-size="12pt" fo:language="uk" fo:country="UA" officeooo:rsid="0005d324" style:font-name-asian="Noto Sans CJK SC Regular" style:font-size-asian="12pt" style:font-name-complex="FreeSans" style:font-size-complex="12pt"/>
    </style:style>
    <style:style style:name="T90" style:family="text">
      <style:text-properties style:text-position="0% 100%" fo:font-size="12pt" fo:language="uk" fo:country="UA" officeooo:rsid="0016db03" style:font-name-asian="Noto Sans CJK SC Regular" style:font-size-asian="12pt" style:font-name-complex="FreeSans" style:font-size-complex="12pt"/>
    </style:style>
    <style:style style:name="T91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92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93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94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95" style:family="text">
      <style:text-properties style:text-position="0% 100%" fo:font-size="12pt" fo:language="uk" fo:country="UA" officeooo:rsid="0041c6eb" style:font-name-asian="Noto Sans CJK SC Regular" style:font-size-asian="12pt" style:font-name-complex="FreeSans" style:font-size-complex="12pt"/>
    </style:style>
    <style:style style:name="T96" style:family="text">
      <style:text-properties style:text-position="0% 100%" fo:font-size="12pt" fo:language="uk" fo:country="UA" officeooo:rsid="00141df2" style:font-name-asian="Noto Sans CJK SC Regular" style:font-size-asian="12pt" style:font-name-complex="FreeSans" style:font-size-complex="12pt"/>
    </style:style>
    <style:style style:name="T97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98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99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00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101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102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103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104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105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106" style:family="text">
      <style:text-properties style:text-position="0% 100%" fo:font-size="12pt" fo:language="uk" fo:country="UA" fo:font-style="italic" officeooo:rsid="002ecd8f" style:font-name-asian="Noto Sans CJK SC Regular" style:font-size-asian="12pt" style:font-style-asian="italic" style:font-name-complex="FreeSans" style:font-size-complex="12pt" style:font-style-complex="italic"/>
    </style:style>
    <style:style style:name="T107" style:family="text">
      <style:text-properties style:text-position="0% 100%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108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109" style:family="text">
      <style:text-properties style:text-position="0% 100%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110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111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Times New Roman1" style:font-size-complex="12pt" style:font-style-complex="italic"/>
    </style:style>
    <style:style style:name="T112" style:family="text">
      <style:text-properties style:text-position="0% 100%" fo:font-size="12pt" fo:language="uk" fo:country="UA" fo:font-style="italic" officeooo:rsid="003e152a" style:font-name-asian="Times New Roman" style:font-size-asian="12pt" style:font-style-asian="italic" style:font-name-complex="Times New Roman" style:font-size-complex="12pt" style:font-style-complex="italic"/>
    </style:style>
    <style:style style:name="T113" style:family="text">
      <style:text-properties style:text-position="0% 100%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114" style:family="text">
      <style:text-properties style:text-position="0% 100%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115" style:family="text">
      <style:text-properties style:text-position="0% 100%" fo:font-size="12pt" fo:language="uk" fo:country="UA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116" style:family="text">
      <style:text-properties style:text-position="0% 100%" fo:font-size="12pt" fo:language="uk" fo:country="UA" fo:font-style="normal" officeooo:rsid="003e3f3a" style:font-name-asian="Times New Roman" style:font-size-asian="12pt" style:font-style-asian="normal" style:font-name-complex="Times New Roman" style:font-size-complex="12pt" style:font-style-complex="normal"/>
    </style:style>
    <style:style style:name="T117" style:family="text">
      <style:text-properties style:text-position="0% 100%" fo:font-size="12pt" fo:language="uk" fo:country="UA" fo:font-style="normal" officeooo:rsid="003e152a" style:font-name-asian="Times New Roman" style:font-size-asian="12pt" style:font-style-asian="normal" style:font-name-complex="Times New Roman" style:font-size-complex="12pt" style:font-style-complex="normal"/>
    </style:style>
    <style:style style:name="T118" style:family="text">
      <style:text-properties style:text-position="0% 100%" fo:font-size="12pt" fo:language="uk" fo:country="UA" fo:font-style="normal" officeooo:rsid="003f9084" style:font-name-asian="Times New Roman" style:font-size-asian="12pt" style:font-style-asian="normal" style:font-name-complex="Times New Roman" style:font-size-complex="12pt" style:font-style-complex="normal"/>
    </style:style>
    <style:style style:name="T119" style:family="text">
      <style:text-properties style:text-position="0% 100%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120" style:family="text">
      <style:text-properties style:text-position="0% 100%" fo:font-size="12pt" fo:language="uk" fo:country="UA" fo:font-style="normal" officeooo:rsid="0041c6eb" style:font-name-asian="Times New Roman" style:font-size-asian="12pt" style:font-style-asian="normal" style:font-name-complex="Times New Roman" style:font-size-complex="12pt" style:font-style-complex="normal"/>
    </style:style>
    <style:style style:name="T121" style:family="text">
      <style:text-properties style:text-position="0% 100%" fo:font-size="12pt" fo:language="uk" fo:country="UA" fo:font-style="normal" officeooo:rsid="005846a8" style:font-name-asian="Times New Roman" style:font-size-asian="12pt" style:font-style-asian="normal" style:font-name-complex="Times New Roman" style:font-size-complex="12pt" style:font-style-complex="normal"/>
    </style:style>
    <style:style style:name="T122" style:family="text">
      <style:text-properties style:text-position="0% 100%" fo:font-size="12pt" fo:language="uk" fo:country="UA" fo:font-style="normal" officeooo:rsid="0036f0c3" style:font-name-asian="Times New Roman" style:font-size-asian="12pt" style:font-style-asian="normal" style:font-name-complex="Times New Roman" style:font-size-complex="12pt" style:font-style-complex="normal"/>
    </style:style>
    <style:style style:name="T123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124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25" style:family="text">
      <style:text-properties style:text-position="0% 100%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126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27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28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29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130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31" style:family="text">
      <style:text-properties style:text-position="0% 100%" fo:font-size="12pt" fo:language="uk" fo:country="UA" fo:font-style="normal" officeooo:rsid="0011485b" style:font-name-asian="Noto Sans CJK SC Regular" style:font-size-asian="12pt" style:font-style-asian="normal" style:font-name-complex="FreeSans" style:font-size-complex="12pt" style:font-style-complex="normal"/>
    </style:style>
    <style:style style:name="T132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33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34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35" style:family="text">
      <style:text-properties style:text-position="0% 100%" fo:font-size="12pt" fo:language="uk" fo:country="UA" fo:font-style="normal" officeooo:rsid="00122f5f" style:font-name-asian="Noto Sans CJK SC Regular" style:font-size-asian="12pt" style:font-style-asian="normal" style:font-name-complex="FreeSans" style:font-size-complex="12pt" style:font-style-complex="normal"/>
    </style:style>
    <style:style style:name="T136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37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38" style:family="text">
      <style:text-properties style:text-position="0% 100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139" style:family="text">
      <style:text-properties style:text-position="0% 100%" fo:font-size="12pt" fo:language="uk" fo:country="UA" fo:font-style="normal" officeooo:rsid="000624d2" style:font-name-asian="Noto Sans CJK SC Regular" style:font-size-asian="12pt" style:font-style-asian="normal" style:font-name-complex="FreeSans" style:font-size-complex="12pt" style:font-style-complex="normal"/>
    </style:style>
    <style:style style:name="T140" style:family="text">
      <style:text-properties style:text-position="0% 100%" fo:font-size="12pt" fo:language="uk" fo:country="UA" fo:font-style="normal" officeooo:rsid="00242283" style:font-name-asian="Noto Sans CJK SC Regular" style:font-size-asian="12pt" style:font-style-asian="normal" style:font-name-complex="FreeSans" style:font-size-complex="12pt" style:font-style-complex="normal"/>
    </style:style>
    <style:style style:name="T141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142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43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44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45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46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47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148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149" style:family="text">
      <style:text-properties style:text-position="0% 100%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150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51" style:family="text">
      <style:text-properties style:text-position="0% 100%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152" style:family="text">
      <style:text-properties style:text-position="0% 100%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153" style:family="text">
      <style:text-properties style:text-position="0% 100%" fo:font-size="12pt" fo:language="uk" fo:country="UA" fo:font-style="normal" officeooo:rsid="0035cc4c" style:font-name-asian="Noto Sans CJK SC Regular" style:font-size-asian="12pt" style:font-style-asian="normal" style:font-name-complex="FreeSans" style:font-size-complex="12pt" style:font-style-complex="normal"/>
    </style:style>
    <style:style style:name="T154" style:family="text">
      <style:text-properties style:text-position="0% 100%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155" style:family="text">
      <style:text-properties style:text-position="0% 100%" fo:font-size="12pt" fo:language="uk" fo:country="UA" fo:font-style="normal" officeooo:rsid="002290f6" style:font-name-asian="Noto Sans CJK SC Regular" style:font-size-asian="12pt" style:font-style-asian="normal" style:font-name-complex="FreeSans" style:font-size-complex="12pt" style:font-style-complex="normal"/>
    </style:style>
    <style:style style:name="T156" style:family="text">
      <style:text-properties style:text-position="0% 100%" fo:font-size="12pt" fo:language="uk" fo:country="UA" fo:font-style="normal" officeooo:rsid="0025f255" style:font-name-asian="Noto Sans CJK SC Regular" style:font-size-asian="12pt" style:font-style-asian="normal" style:font-name-complex="FreeSans" style:font-size-complex="12pt" style:font-style-complex="normal"/>
    </style:style>
    <style:style style:name="T157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58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59" style:family="text">
      <style:text-properties style:text-position="0% 100%" fo:font-size="12pt" fo:language="uk" fo:country="UA" fo:font-style="normal" officeooo:rsid="002cf273" style:font-name-asian="Symbola" style:font-size-asian="12pt" style:font-style-asian="normal" style:font-name-complex="Symbola" style:font-size-complex="12pt" style:font-style-complex="normal"/>
    </style:style>
    <style:style style:name="T160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161" style:family="text">
      <style:text-properties style:text-position="0% 100%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162" style:family="text">
      <style:text-properties style:text-position="0% 100%" fo:font-size="12pt" fo:language="uk" fo:country="UA" fo:font-style="normal" officeooo:rsid="0035cc4c" style:font-name-asian="Symbola" style:font-size-asian="12pt" style:font-style-asian="normal" style:font-name-complex="Symbola" style:font-size-complex="12pt" style:font-style-complex="normal"/>
    </style:style>
    <style:style style:name="T163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64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165" style:family="text">
      <style:text-properties style:text-position="0% 100%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166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167" style:family="text">
      <style:text-properties style:text-position="0% 100%" fo:font-size="12pt" fo:language="uk" fo:country="UA" officeooo:rsid="001dc853" style:font-name-asian="Symbola" style:font-size-asian="12pt" style:font-name-complex="Symbola" style:font-size-complex="12pt"/>
    </style:style>
    <style:style style:name="T168" style:family="text">
      <style:text-properties style:text-position="0% 100%" fo:font-size="12pt" fo:language="uk" fo:country="UA" officeooo:rsid="0015a149" style:font-name-asian="Symbola" style:font-size-asian="12pt" style:font-name-complex="Symbola" style:font-size-complex="12pt"/>
    </style:style>
    <style:style style:name="T169" style:family="text">
      <style:text-properties style:text-position="0% 100%" fo:font-size="12pt" fo:language="uk" fo:country="UA" officeooo:rsid="002cf273" style:font-name-asian="Symbola" style:font-size-asian="12pt" style:font-name-complex="Symbola" style:font-size-complex="12pt"/>
    </style:style>
    <style:style style:name="T170" style:family="text">
      <style:text-properties style:text-position="0% 100%" fo:font-size="12pt" fo:language="uk" fo:country="UA" style:font-name-asian="Times New Roman" style:font-size-asian="12pt" style:font-name-complex="Times New Roman" style:font-size-complex="12pt"/>
    </style:style>
    <style:style style:name="T171" style:family="text">
      <style:text-properties style:text-position="0% 100%" fo:font-size="12pt" fo:language="uk" fo:country="UA" officeooo:rsid="0040232e" style:font-name-asian="Times New Roman" style:font-size-asian="12pt" style:font-name-complex="Times New Roman" style:font-size-complex="12pt"/>
    </style:style>
    <style:style style:name="T172" style:family="text">
      <style:text-properties style:text-position="0% 100%" fo:font-size="12pt" fo:language="uk" fo:country="UA" officeooo:rsid="0039020e" style:font-name-asian="Times New Roman" style:font-size-asian="12pt" style:font-name-complex="Times New Roman" style:font-size-complex="12pt"/>
    </style:style>
    <style:style style:name="T173" style:family="text">
      <style:text-properties style:text-position="0% 100%" fo:font-size="12pt" fo:language="uk" fo:country="UA" officeooo:rsid="0020ed2f" style:font-name-asian="Times New Roman" style:font-size-asian="12pt" style:font-name-complex="Times New Roman" style:font-size-complex="12pt"/>
    </style:style>
    <style:style style:name="T174" style:family="text">
      <style:text-properties style:text-position="0% 100%" style:font-name="Times New Roman1" fo:font-size="12pt" fo:language="uk" fo:country="UA" officeooo:rsid="003a947a" style:font-name-asian="Noto Sans CJK SC Regular" style:font-size-asian="12pt" style:font-name-complex="FreeSans" style:font-size-complex="12pt"/>
    </style:style>
    <style:style style:name="T175" style:family="text">
      <style:text-properties style:text-position="0% 100%" style:font-name="Times New Roman1" fo:font-size="12pt" fo:language="uk" fo:country="UA" officeooo:rsid="003c7d60" style:font-name-asian="Noto Sans CJK SC Regular" style:font-size-asian="12pt" style:font-name-complex="FreeSans" style:font-size-complex="12pt"/>
    </style:style>
    <style:style style:name="T176" style:family="text">
      <style:text-properties style:text-position="0% 100%" style:font-name="Times New Roman1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177" style:family="text">
      <style:text-properties style:text-position="0% 100%" style:font-name="Times New Roman1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178" style:family="text">
      <style:text-properties style:text-position="0% 100%" style:font-name="Times New Roman1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79" style:family="text">
      <style:text-properties style:text-position="0% 100%" style:font-name="Times New Roman1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180" style:family="text">
      <style:text-properties style:text-position="0% 100%" style:font-name="Times New Roman1" fo:font-size="12pt" fo:language="uk" fo:country="UA" fo:font-style="italic" officeooo:rsid="003c7d60" style:font-name-asian="Times New Roman" style:font-size-asian="12pt" style:font-style-asian="italic" style:font-name-complex="Times New Roman" style:font-size-complex="12pt" style:font-style-complex="italic"/>
    </style:style>
    <style:style style:name="T181" style:family="text">
      <style:text-properties style:text-position="0% 100%" style:font-name="Times New Roman1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82" style:family="text">
      <style:text-properties style:text-position="0% 100%" style:font-name="Times New Roman1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83" style:family="text">
      <style:text-properties style:text-position="0% 100%" style:font-name="Times New Roman1" fo:font-size="12pt" fo:language="uk" fo:country="UA" fo:font-style="normal" officeooo:rsid="0021a2f8" style:font-name-asian="Noto Sans CJK SC Regular" style:font-size-asian="12pt" style:font-style-asian="normal" style:font-name-complex="FreeSans" style:font-size-complex="12pt" style:font-style-complex="normal"/>
    </style:style>
    <style:style style:name="T184" style:family="text">
      <style:text-properties style:text-position="0% 100%" style:font-name="Times New Roman1" fo:font-size="12pt" fo:language="uk" fo:country="UA" fo:font-style="normal" officeooo:rsid="002c6aae" style:font-name-asian="Noto Sans CJK SC Regular" style:font-size-asian="12pt" style:font-style-asian="normal" style:font-name-complex="FreeSans" style:font-size-complex="12pt" style:font-style-complex="normal"/>
    </style:style>
    <style:style style:name="T185" style:family="text">
      <style:text-properties style:text-position="0% 100%" style:font-name="Times New Roman1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86" style:family="text">
      <style:text-properties style:text-position="0% 100%" style:font-name="Times New Roman1" fo:font-size="12pt" fo:language="uk" fo:country="UA" fo:font-style="normal" officeooo:rsid="000624d2" style:font-name-asian="Noto Sans CJK SC Regular" style:font-size-asian="12pt" style:font-style-asian="normal" style:font-name-complex="FreeSans" style:font-size-complex="12pt" style:font-style-complex="normal"/>
    </style:style>
    <style:style style:name="T187" style:family="text">
      <style:text-properties style:text-position="0% 100%" style:font-name="Times New Roman1" fo:font-size="12pt" fo:language="uk" fo:country="UA" fo:font-style="normal" officeooo:rsid="00246311" style:font-name-asian="Noto Sans CJK SC Regular" style:font-size-asian="12pt" style:font-style-asian="normal" style:font-name-complex="FreeSans" style:font-size-complex="12pt" style:font-style-complex="normal"/>
    </style:style>
    <style:style style:name="T188" style:family="text">
      <style:text-properties style:text-position="0% 100%" style:font-name="Times New Roman1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89" style:family="text">
      <style:text-properties style:text-position="0% 100%" style:font-name="Times New Roman1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90" style:family="text">
      <style:text-properties style:text-position="0% 100%" style:font-name="Times New Roman1" fo:font-size="12pt" fo:language="uk" fo:country="UA" fo:font-style="normal" officeooo:rsid="001dc853" style:font-name-asian="Times New Roman" style:font-size-asian="12pt" style:font-style-asian="normal" style:font-name-complex="Times New Roman" style:font-size-complex="12pt" style:font-style-complex="normal"/>
    </style:style>
    <style:style style:name="T191" style:family="text">
      <style:text-properties style:text-position="0% 100%" style:font-name="Times New Roman1" fo:font-size="12pt" fo:language="uk" fo:country="UA" fo:font-style="normal" officeooo:rsid="003c7d60" style:font-name-asian="Times New Roman" style:font-size-asian="12pt" style:font-style-asian="normal" style:font-name-complex="Times New Roman" style:font-size-complex="12pt" style:font-style-complex="normal"/>
    </style:style>
    <style:style style:name="T192" style:family="text">
      <style:text-properties style:text-position="0% 100%" style:font-name="Times New Roman1" fo:font-size="12pt" fo:language="uk" fo:country="UA" fo:font-style="normal" officeooo:rsid="00246311" style:font-name-asian="Symbola" style:font-size-asian="12pt" style:font-style-asian="normal" style:font-name-complex="Symbola" style:font-size-complex="12pt" style:font-style-complex="normal"/>
    </style:style>
    <style:style style:name="T193" style:family="text">
      <style:text-properties style:text-position="0% 100%" style:font-name="Times New Roman1" fo:font-size="12pt" fo:language="uk" fo:country="UA" fo:font-style="normal" officeooo:rsid="000624d2" style:font-name-asian="Symbola" style:font-size-asian="12pt" style:font-style-asian="normal" style:font-name-complex="Symbola" style:font-size-complex="12pt" style:font-style-complex="normal"/>
    </style:style>
    <style:style style:name="T194" style:family="text">
      <style:text-properties style:text-position="0% 100%" style:font-name="Times New Roman1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95" style:family="text">
      <style:text-properties style:text-position="0% 100%" style:font-name="Times New Roman" fo:font-size="12pt" fo:language="uk" fo:country="UA" fo:font-style="italic" officeooo:rsid="000624d2" style:font-name-asian="Times New Roman" style:font-size-asian="12pt" style:font-style-asian="italic" style:font-name-complex="Times New Roman" style:font-size-complex="12pt" style:font-style-complex="italic"/>
    </style:style>
    <style:style style:name="T196" style:family="text">
      <style:text-properties style:text-position="0% 100%" style:font-name="Times New Roman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197" style:family="text">
      <style:text-properties style:text-position="0% 100%" style:font-name="Times New Roman" fo:font-size="12pt" fo:language="uk" fo:country="UA" fo:font-style="normal" officeooo:rsid="000624d2" style:font-name-asian="Times New Roman" style:font-size-asian="12pt" style:font-style-asian="normal" style:font-name-complex="Times New Roman" style:font-size-complex="12pt" style:font-style-complex="normal"/>
    </style:style>
    <style:style style:name="T198" style:family="text">
      <style:text-properties style:text-position="0% 100%" style:font-name="Times New Roman" officeooo:rsid="0011485b" style:font-name-asian="Times New Roman" style:font-name-complex="Times New Roman"/>
    </style:style>
    <style:style style:name="T199" style:family="text">
      <style:text-properties style:text-position="0% 100%" officeooo:rsid="001bfcd0"/>
    </style:style>
    <style:style style:name="T200" style:family="text">
      <style:text-properties style:text-position="0% 100%" officeooo:rsid="00228538"/>
    </style:style>
    <style:style style:name="T201" style:family="text">
      <style:text-properties style:text-position="0% 100%" fo:font-style="italic" style:font-style-asian="italic" style:font-style-complex="italic"/>
    </style:style>
    <style:style style:name="T202" style:family="text">
      <style:text-properties style:text-position="0% 100%" fo:font-style="italic" officeooo:rsid="00228538" style:font-style-asian="italic" style:font-style-complex="italic"/>
    </style:style>
    <style:style style:name="T203" style:family="text">
      <style:text-properties style:text-position="0% 100%" fo:font-style="italic" officeooo:rsid="002089e3" style:font-style-asian="italic" style:font-style-complex="italic"/>
    </style:style>
    <style:style style:name="T204" style:family="text">
      <style:text-properties style:text-position="0% 100%" fo:font-style="italic" officeooo:rsid="0020ed2f" style:font-style-asian="italic" style:font-style-complex="italic"/>
    </style:style>
    <style:style style:name="T205" style:family="text">
      <style:text-properties style:text-position="0% 100%" fo:font-style="italic" officeooo:rsid="002421bd" style:font-style-asian="italic" style:font-style-complex="italic"/>
    </style:style>
    <style:style style:name="T206" style:family="text">
      <style:text-properties style:text-position="0% 100%" fo:font-style="italic" officeooo:rsid="002634e1" style:font-style-asian="italic" style:font-style-complex="italic"/>
    </style:style>
    <style:style style:name="T207" style:family="text">
      <style:text-properties style:text-position="0% 100%" fo:font-style="italic" officeooo:rsid="0023608f" style:font-name-asian="Symbol" style:font-style-asian="italic" style:font-name-complex="Symbol" style:font-style-complex="italic"/>
    </style:style>
    <style:style style:name="T208" style:family="text">
      <style:text-properties style:text-position="0% 100%" fo:font-style="italic" officeooo:rsid="002089e3" style:font-name-asian="Symbol" style:font-style-asian="italic" style:font-name-complex="Symbol" style:font-style-complex="italic"/>
    </style:style>
    <style:style style:name="T209" style:family="text">
      <style:text-properties style:text-position="0% 100%" fo:font-style="italic" officeooo:rsid="0023608f" style:font-name-asian="Symbol" style:font-style-asian="italic" style:font-name-complex="Symbol1" style:font-style-complex="italic"/>
    </style:style>
    <style:style style:name="T210" style:family="text">
      <style:text-properties style:text-position="0% 100%" fo:font-style="italic" officeooo:rsid="002089e3" style:font-name-asian="Noto Sans CJK SC Regular" style:font-style-asian="italic" style:font-name-complex="FreeSans" style:font-style-complex="italic"/>
    </style:style>
    <style:style style:name="T211" style:family="text">
      <style:text-properties style:text-position="0% 100%" officeooo:rsid="0023608f"/>
    </style:style>
    <style:style style:name="T212" style:family="text">
      <style:text-properties style:text-position="0% 100%" officeooo:rsid="00242283"/>
    </style:style>
    <style:style style:name="T213" style:family="text">
      <style:text-properties style:text-position="0% 100%" officeooo:rsid="002634e1"/>
    </style:style>
    <style:style style:name="T214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215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216" style:family="text">
      <style:text-properties style:text-position="0% 100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217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218" style:family="text">
      <style:text-properties style:text-position="0% 100%" fo:language="uk" fo:country="UA" fo:font-style="normal" officeooo:rsid="001dc853" style:font-name-asian="Symbola" style:font-style-asian="normal" style:font-name-complex="Symbola" style:font-style-complex="normal"/>
    </style:style>
    <style:style style:name="T219" style:family="text">
      <style:text-properties style:text-position="0% 100%" fo:language="uk" fo:country="UA" fo:font-style="normal" officeooo:rsid="000c6998" style:font-name-asian="Symbola" style:font-style-asian="normal" style:font-name-complex="Symbola" style:font-style-complex="normal"/>
    </style:style>
    <style:style style:name="T220" style:family="text">
      <style:text-properties style:text-position="0% 100%" fo:language="uk" fo:country="UA" fo:font-style="normal" officeooo:rsid="0023608f" style:font-name-asian="Symbol" style:font-style-asian="normal" style:font-name-complex="Symbol1" style:font-style-complex="normal"/>
    </style:style>
    <style:style style:name="T221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222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223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224" style:family="text">
      <style:text-properties style:text-position="0% 100%" fo:language="uk" fo:country="UA" fo:font-style="italic" officeooo:rsid="002089e3" style:font-name-asian="Noto Sans CJK SC Regular" style:font-style-asian="italic" style:font-name-complex="FreeSans" style:font-style-complex="italic"/>
    </style:style>
    <style:style style:name="T225" style:family="text">
      <style:text-properties style:text-position="0% 100%"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26" style:family="text">
      <style:text-properties style:text-position="0% 100%" fo:language="uk" fo:country="UA" fo:font-style="italic" officeooo:rsid="002089e3" style:font-name-asian="Symbol" style:font-style-asian="italic" style:font-name-complex="Symbol" style:font-style-complex="italic"/>
    </style:style>
    <style:style style:name="T227" style:family="text">
      <style:text-properties style:text-position="0% 100%" fo:language="uk" fo:country="UA" officeooo:rsid="0023608f" style:font-name-asian="Symbol" style:font-name-complex="Symbol1"/>
    </style:style>
    <style:style style:name="T228" style:family="text">
      <style:text-properties style:text-position="0% 100%" fo:language="uk" fo:country="UA" officeooo:rsid="001dc853" style:font-name-asian="Symbola" style:font-name-complex="Symbola"/>
    </style:style>
    <style:style style:name="T229" style:family="text">
      <style:text-properties style:text-position="0% 100%" fo:language="uk" fo:country="UA" officeooo:rsid="001dc853" style:font-name-asian="Times New Roman" style:font-name-complex="Times New Roman"/>
    </style:style>
    <style:style style:name="T230" style:family="text">
      <style:text-properties style:text-position="0% 100%" officeooo:rsid="000d2bcb"/>
    </style:style>
    <style:style style:name="T231" style:family="text">
      <style:text-properties style:text-position="0% 100%" style:font-name="Times New Roman1" officeooo:rsid="000c6998"/>
    </style:style>
    <style:style style:name="T232" style:family="text">
      <style:text-properties style:text-position="0% 100%" style:font-name="Times New Roman1" officeooo:rsid="000d2bcb"/>
    </style:style>
    <style:style style:name="T233" style:family="text">
      <style:text-properties style:text-position="0% 100%" style:font-name="Times New Roman1" fo:font-style="italic" officeooo:rsid="000c6998" style:font-style-asian="italic" style:font-style-complex="italic"/>
    </style:style>
    <style:style style:name="T234" style:family="text">
      <style:text-properties style:text-position="0% 100%" style:font-name="Times New Roman1" fo:language="uk" fo:country="UA" fo:font-style="normal" officeooo:rsid="001dc853" style:font-name-asian="Symbola" style:font-style-asian="normal" style:font-name-complex="Symbola" style:font-style-complex="normal"/>
    </style:style>
    <style:style style:name="T235" style:family="text">
      <style:text-properties style:text-position="0% 100%" style:font-name="Times New Roman1" fo:language="uk" fo:country="UA" fo:font-style="normal" officeooo:rsid="000c6998" style:font-name-asian="Symbola" style:font-style-asian="normal" style:font-name-complex="Symbola" style:font-style-complex="normal"/>
    </style:style>
    <style:style style:name="T236" style:family="text">
      <style:text-properties officeooo:rsid="001bfcd0"/>
    </style:style>
    <style:style style:name="T237" style:family="text">
      <style:text-properties officeooo:rsid="001dc853"/>
    </style:style>
    <style:style style:name="T238" style:family="text">
      <style:text-properties officeooo:rsid="0005d324"/>
    </style:style>
    <style:style style:name="T239" style:family="text">
      <style:text-properties officeooo:rsid="0015a149"/>
    </style:style>
    <style:style style:name="T240" style:family="text">
      <style:text-properties officeooo:rsid="001fe023"/>
    </style:style>
    <style:style style:name="T241" style:family="text">
      <style:text-properties officeooo:rsid="0046b39a"/>
    </style:style>
    <style:style style:name="T242" style:family="text">
      <style:text-properties officeooo:rsid="001cb0ba"/>
    </style:style>
    <style:style style:name="T243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244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1" style:font-style-complex="italic"/>
    </style:style>
    <style:style style:name="T245" style:family="text">
      <style:text-properties style:text-line-through-style="none" style:text-line-through-type="none" style:text-position="0% 100%" fo:font-style="italic" officeooo:rsid="002452e3" style:font-style-asian="italic" style:font-style-complex="italic"/>
    </style:style>
    <style:style style:name="T246" style:family="text">
      <style:text-properties officeooo:rsid="001f1c93"/>
    </style:style>
    <style:style style:name="T247" style:family="text">
      <style:text-properties officeooo:rsid="000c6998"/>
    </style:style>
    <style:style style:name="T248" style:family="text">
      <style:text-properties style:text-position="super 58%"/>
    </style:style>
    <style:style style:name="T249" style:family="text">
      <style:text-properties style:text-position="super 58%" style:font-name="Times New Roman1" officeooo:rsid="000c6998"/>
    </style:style>
    <style:style style:name="T250" style:family="text">
      <style:text-properties officeooo:rsid="000d2bcb"/>
    </style:style>
    <style:style style:name="T251" style:family="text">
      <style:text-properties style:font-name="Times New Roman1"/>
    </style:style>
    <style:style style:name="T252" style:family="text">
      <style:text-properties style:font-name="Times New Roman1" officeooo:rsid="000c6998"/>
    </style:style>
    <style:style style:name="T253" style:family="text">
      <style:text-properties style:font-name="Times New Roman1" fo:font-style="italic" officeooo:rsid="000c6998" style:font-style-asian="italic" style:font-style-complex="italic"/>
    </style:style>
    <style:style style:name="T254" style:family="text">
      <style:text-properties style:font-name="Times New Roman1" officeooo:rsid="000d2bcb"/>
    </style:style>
    <style:style style:name="T255" style:family="text">
      <style:text-properties fo:language="uk" fo:country="UA"/>
    </style:style>
    <style:style style:name="T256" style:family="text">
      <style:text-properties fo:language="uk" fo:country="UA" fo:font-style="italic" style:font-name-asian="Noto Sans CJK SC Regular" style:font-style-asian="italic" style:font-name-complex="FreeSans" style:font-style-complex="italic"/>
    </style:style>
    <style:style style:name="T257" style:family="text">
      <style:text-properties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58" style:family="text">
      <style:text-properties fo:language="uk" fo:country="UA" fo:font-style="italic" officeooo:rsid="002089e3" style:font-name-asian="Noto Sans CJK SC Regular" style:font-style-asian="italic" style:font-name-complex="FreeSans" style:font-style-complex="italic"/>
    </style:style>
    <style:style style:name="T259" style:family="text">
      <style:text-properties fo:language="uk" fo:country="UA" officeooo:rsid="001a6335" style:font-name-asian="Noto Sans CJK SC Regular" style:font-name-complex="FreeSans"/>
    </style:style>
    <style:style style:name="T260" style:family="text">
      <style:text-properties fo:language="uk" fo:country="UA" officeooo:rsid="000c6998"/>
    </style:style>
    <style:style style:name="T261" style:family="text">
      <style:text-properties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262" style:family="text">
      <style:text-properties fo:language="uk" fo:country="UA" officeooo:rsid="001a6335"/>
    </style:style>
    <style:style style:name="fr1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Варіант №<text:span text:style-name="T246">7</text:span></text:p>
      <text:p text:style-name="P34"><text:span text:style-name="T51">Домовленості</text:span>: <text:span text:style-name="T56">БФ - </text:span>булева функція; <text:span text:style-name="T53">Т</text:span><text:span text:style-name="T38">0</text:span><text:span text:style-name="T57">, </text:span><text:span text:style-name="T53">Т</text:span><text:span text:style-name="T38">1</text:span><text:span text:style-name="T57">, </text:span><text:bookmark-start text:name="__DdeLink__656_1770953849"/><text:span text:style-name="T53">L</text:span><text:span text:style-name="T57">,</text:span><text:bookmark-end text:name="__DdeLink__656_1770953849"/><text:span text:style-name="T57"> </text:span><text:span text:style-name="T53">M</text:span><text:span text:style-name="T57">, </text:span><text:span text:style-name="T53">S</text:span><text:span text:style-name="T57"> - множини БФ, що, відповідно, зберігають константу 0, константу 1, лінійних, монотонних і самодвоїстих; </text:span><text:span text:style-name="T58">Р</text:span><text:span text:style-name="T39">2</text:span><text:span text:style-name="T58"> − множина </text:span><text:span text:style-name="T59">в</text:span><text:span text:style-name="T58">сіх БФ, </text:span><text:span text:style-name="T60">¬ </text:span><text:span text:style-name="T58">і ¯ - знаки, що позначають операцію заперечення.</text:span></text:p>
      <text:list xml:id="list188834696" text:style-name="L1">
        <text:list-item>
          <text:p text:style-name="P5"><text:span text:style-name="T255">Побудувати таблицю істинності БФ </text:span><text:span text:style-name="T257">f</text:span><text:span text:style-name="T259">(</text:span><text:span text:style-name="T257">x</text:span><text:span text:style-name="T259">, </text:span><text:span text:style-name="T257">y</text:span><text:span text:style-name="T261">, </text:span><text:span text:style-name="T256">z</text:span><text:span text:style-name="T259">)</text:span><text:span text:style-name="T257"> </text:span><text:span text:style-name="T259">= </text:span><text:span text:style-name="T224">x</text:span><text:span text:style-name="T228">⊕</text:span><text:span text:style-name="T259">(</text:span><text:span text:style-name="T258">y</text:span><text:span text:style-name="T47"> </text:span><text:span text:style-name="T229">→</text:span><text:span text:style-name="T259"> </text:span><text:span text:style-name="T226">z</text:span><text:span text:style-name="T259">). </text:span></text:p>
        </text:list-item>
        <text:list-item>
          <text:p text:style-name="P19"><text:span text:style-name="T252">Довести, що </text:span><text:span text:style-name="T253">L</text:span><text:span text:style-name="T249">*</text:span><text:span text:style-name="T252">=</text:span><text:span text:style-name="T253">L</text:span><text:span text:style-name="T252"> </text:span><text:span text:style-name="T254">(тут </text:span><text:span text:style-name="T252"><text:s/></text:span><text:span text:style-name="T253">L</text:span><text:span text:style-name="T249">*</text:span><text:span text:style-name="T231"> - </text:span><text:span text:style-name="T232">клас двоїстих до класу</text:span><text:span text:style-name="T231"> </text:span><text:span text:style-name="T233">L</text:span><text:span text:style-name="T231"> </text:span><text:span text:style-name="T232">функцій</text:span><text:span text:style-name="T254">).</text:span></text:p>
        </text:list-item>
        <text:list-item>
          <text:p text:style-name="P14"><text:span text:style-name="T236">Дл</text:span>я БФ <text:span text:style-name="T51">f</text:span>(<text:span text:style-name="T51">x</text:span>, <text:span text:style-name="T51">y</text:span>, <text:span text:style-name="T51">z</text:span>)<text:span text:style-name="T51"> </text:span>= <text:bookmark text:name="__DdeLink__182_38829639611"/><text:span text:style-name="T52">x </text:span><text:span text:style-name="T78">⊕ </text:span><text:span text:style-name="T237">¬</text:span>(<text:span text:style-name="T203">y</text:span><text:span text:style-name="T41"> </text:span><text:span text:style-name="T77">→</text:span><text:span text:style-name="T67"> </text:span><text:span text:style-name="T208">z</text:span>), <text:span text:style-name="T237">що задана аналітично,</text:span> <text:span text:style-name="T242">з</text:span><text:bookmark-start text:name="__DdeLink__188_9823469211"/>а допомогою рівносильних перетворень побудувати <text:span text:style-name="T242">рівну їй</text:span> Д<text:span text:style-name="T237">Д</text:span>НФ<text:bookmark-end text:name="__DdeLink__188_9823469211"/>.</text:p>
        </text:list-item>
        <text:list-item>
          <text:p text:style-name="P15"><text:span text:style-name="T236">Дл</text:span>я БФ <text:span text:style-name="T51">f</text:span>(<text:span text:style-name="T51">x</text:span>, <text:span text:style-name="T51">y</text:span>, <text:span text:style-name="T51">z</text:span>)<text:span text:style-name="T51"> </text:span>= <text:bookmark-start text:name="__DdeLink__182_3882963961"/><text:span text:style-name="T52">x </text:span><text:span text:style-name="T78">⊕ </text:span><text:span text:style-name="T237">¬</text:span>(<text:span text:style-name="T203">y</text:span><text:span text:style-name="T41"> </text:span><text:span text:style-name="T77">→</text:span><text:span text:style-name="T67"> </text:span><text:span text:style-name="T208">z</text:span>)<text:bookmark-end text:name="__DdeLink__182_3882963961"/>, <text:span text:style-name="T237">що задана аналітично </text:span><text:span text:style-name="T71">(див. попередню задачу)</text:span><text:span text:style-name="T237">,</text:span> <text:span text:style-name="T242">з</text:span><text:bookmark-start text:name="__DdeLink__188_982346921"/>а допомогою рівносильних перетворень побудувати <text:span text:style-name="T242">рівну їй</text:span> ДКНФ<text:bookmark-end text:name="__DdeLink__188_982346921"/>.</text:p>
        </text:list-item>
        <text:list-item>
          <text:p text:style-name="P6"><text:span text:style-name="T81">За</text:span><text:span text:style-name="T82"> </text:span><text:span text:style-name="T83">вектор</text:span><text:span text:style-name="T84">а</text:span><text:span text:style-name="T83">м</text:span><text:span text:style-name="T84">и</text:span><text:span text:style-name="T83"> значень </text:span><text:span text:style-name="T82">БФ </text:span><text:span text:style-name="T99">f</text:span><text:span text:style-name="T82">(</text:span><text:span text:style-name="T99">х</text:span><text:span text:style-name="T19">1</text:span><text:span text:style-name="T82">, </text:span><text:span text:style-name="T99">х</text:span><text:span text:style-name="T19">2</text:span><text:span text:style-name="T82">) = (1011) та БФ </text:span><text:span text:style-name="T99">g</text:span><text:span text:style-name="T82">(</text:span><text:span text:style-name="T99">х</text:span><text:span text:style-name="T19">3</text:span><text:span text:style-name="T82">, </text:span><text:span text:style-name="T99">х</text:span><text:span text:style-name="T25">4</text:span><text:span text:style-name="T82">) = (</text:span><text:span text:style-name="T85">011</text:span><text:span text:style-name="T82">1) </text:span><text:span text:style-name="T81">побудувати таблицю істинності БФ </text:span><text:span text:style-name="T100">h</text:span><text:span text:style-name="T81">(</text:span><text:span text:style-name="T99">х</text:span><text:span text:style-name="T19">1</text:span><text:span text:style-name="T82">, </text:span><text:span text:style-name="T99">х</text:span><text:span text:style-name="T19">2</text:span><text:span text:style-name="T82">, </text:span><text:span text:style-name="T99">х</text:span><text:span text:style-name="T22">4</text:span><text:span text:style-name="T81">) = </text:span><text:span text:style-name="T99">g</text:span><text:span text:style-name="T82">(</text:span><text:span text:style-name="T99">х</text:span><text:span text:style-name="T26">1</text:span><text:span text:style-name="T27"> </text:span><text:span text:style-name="T116">↔</text:span><text:span text:style-name="T99">х</text:span><text:span text:style-name="T33">4</text:span><text:span text:style-name="T82">, </text:span><text:span text:style-name="T99">f</text:span><text:span text:style-name="T82">(</text:span><text:span text:style-name="T19"> </text:span><text:span text:style-name="T99">х</text:span><text:span text:style-name="T26">2</text:span><text:span text:style-name="T82">, </text:span><text:span text:style-name="T99">х</text:span><text:span text:style-name="T20">1</text:span><text:span text:style-name="T167">⊕</text:span><text:span text:style-name="T168">1</text:span><text:span text:style-name="T82">)</text:span><text:span text:style-name="T81">). <text:s/></text:span></text:p>
        </text:list-item>
        <text:list-item>
          <text:p text:style-name="P27"><text:span text:style-name="T174">Подати функ</text:span><text:span text:style-name="T175">ці</text:span><text:span text:style-name="T174">ю </text:span><text:span text:style-name="T178">f</text:span><text:span text:style-name="T174"> у вигляд</text:span><text:span text:style-name="T175">і</text:span><text:span text:style-name="T174"> формули над множиною операц</text:span><text:span text:style-name="T175">ій</text:span><text:span text:style-name="T174"> </text:span><text:span text:style-name="T179">Н</text:span><text:span text:style-name="T174">, </text:span><text:span text:style-name="T175">якщо <text:s/></text:span><text:span text:style-name="T178">f</text:span><text:span text:style-name="T188"> </text:span><text:span text:style-name="T189">= </text:span><text:span text:style-name="T190">→</text:span><text:span text:style-name="T191">, </text:span><text:span text:style-name="T180">H</text:span><text:span text:style-name="T191"> = {</text:span><text:span text:style-name="T194">∣</text:span><text:span text:style-name="T191">}. </text:span></text:p>
        </text:list-item>
        <text:list-item>
          <text:p text:style-name="P20"><text:span text:style-name="T115">Довести, що </text:span><text:span text:style-name="T121">БФ</text:span><text:span text:style-name="T115"> <text:s/></text:span><text:span text:style-name="T99">f</text:span><text:span text:style-name="T125"> <text:s/></text:span><text:span text:style-name="T123">не можна подати формулою над множиною операцій Н, якщо </text:span><text:span text:style-name="T99">f</text:span><text:span text:style-name="T124"> </text:span><text:span text:style-name="T123">= ¯, <text:s text:c="10"/></text:span><text:span text:style-name="T98">Н</text:span><text:span text:style-name="T123"> </text:span><text:span text:style-name="T115">= {∨,∧, </text:span><text:span text:style-name="T117">→, ↔</text:span><text:span text:style-name="T115">}.</text:span></text:p>
        </text:list-item>
        <text:list-item>
          <text:p text:style-name="P7"><text:span text:style-name="T117">Знайти розклад БФ </text:span><text:span text:style-name="T101">f</text:span><text:span text:style-name="T126">(</text:span><text:span text:style-name="T101">х</text:span><text:span text:style-name="T28">1</text:span><text:span text:style-name="T126">, </text:span><text:span text:style-name="T101">х</text:span><text:span text:style-name="T28">2</text:span><text:span text:style-name="T126">, </text:span><text:span text:style-name="T101">х</text:span><text:span text:style-name="T28">3</text:span><text:span text:style-name="T126">, </text:span><text:span text:style-name="T101">х</text:span><text:span text:style-name="T28">4</text:span><text:span text:style-name="T126">)</text:span><text:span text:style-name="T117">, що задана формулою </text:span><text:span text:style-name="T112">А</text:span><text:span text:style-name="T117"> = ((</text:span><text:span text:style-name="T101">х</text:span><text:span text:style-name="T28">1 </text:span><text:span text:style-name="T116">↓ </text:span><text:span text:style-name="T127">((</text:span><text:span text:style-name="T101">х</text:span><text:span text:style-name="T28">2</text:span><text:span text:style-name="T126"> </text:span><text:span text:style-name="T116">↔</text:span><text:span text:style-name="T126"> </text:span><text:span text:style-name="T101">х</text:span><text:span text:style-name="T29">1</text:span><text:span text:style-name="T127">)</text:span><text:span text:style-name="T117"> </text:span><text:span text:style-name="T116">→ </text:span><text:span text:style-name="T101">х</text:span><text:span text:style-name="T28">3</text:span><text:span text:style-name="T116">)</text:span><text:span text:style-name="T158">∣</text:span><text:span text:style-name="T116">(</text:span><text:span text:style-name="T128">¬</text:span><text:span text:style-name="T101">х</text:span><text:span text:style-name="T28">4</text:span><text:span text:style-name="T116">)), </text:span><text:span text:style-name="T117">за змінними </text:span><text:span text:style-name="T118">із </text:span><text:span text:style-name="T117">Z={</text:span><text:span text:style-name="T101">х</text:span><text:span text:style-name="T26">3</text:span><text:span text:style-name="T126">, </text:span><text:span text:style-name="T101">х</text:span><text:span text:style-name="T30">4</text:span><text:span text:style-name="T117">}.</text:span></text:p>
        </text:list-item>
        <text:list-item>
          <text:p text:style-name="P13"><text:span text:style-name="T199">Дл</text:span><text:span text:style-name="T200">я БФ </text:span><text:span text:style-name="T202">f</text:span><text:span text:style-name="T200">(</text:span><text:span text:style-name="T202">x</text:span><text:span text:style-name="T200">, </text:span><text:span text:style-name="T202">y</text:span><text:span text:style-name="T200">, </text:span><text:span text:style-name="T202">z</text:span><text:span text:style-name="T200">) </text:span><text:span text:style-name="T211">= (</text:span><text:span text:style-name="T212">11111010</text:span><text:span text:style-name="T211">) за означенням фіктивної (чи істотної) змінної встановити, якою - фіктивною чи істотною </text:span><text:span text:style-name="T198">−</text:span><text:span text:style-name="T211"> є змінна </text:span><text:span text:style-name="T204">х</text:span><text:span text:style-name="T69">.</text:span><text:span text:style-name="T211"> </text:span></text:p>
        </text:list-item>
        <text:list-item>
          <text:p text:style-name="P17"><text:span text:style-name="T211">Д</text:span><text:span text:style-name="T64">ля </text:span><text:span text:style-name="T213">ДДНФ </text:span><text:span text:style-name="T200">БФ </text:span><text:span text:style-name="T202">f</text:span><text:span text:style-name="T200">(</text:span><text:span text:style-name="T202">x</text:span><text:span text:style-name="T200">, </text:span><text:span text:style-name="T202">y</text:span><text:span text:style-name="T200">, </text:span><text:span text:style-name="T202">z</text:span><text:span text:style-name="T200">) </text:span><text:span text:style-name="T211">= </text:span><text:span text:style-name="T243">x</text:span><text:span text:style-name="T245"><draw:frame draw:style-name="fr1" draw:name="Об'єкт26" text:anchor-type="as-char" svg:width="0.2008in" svg:height="0.1839in" draw:z-index="4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43">z</text:span><text:span text:style-name="T244">∨</text:span><text:span text:style-name="T68"><draw:frame draw:style-name="fr2" draw:name="Об'єкт17" text:anchor-type="as-char" svg:y="-0.1492in" svg:width="0.189in" svg:height="0.1854in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70"><draw:frame draw:style-name="fr1" draw:name="Об'єкт18" text:anchor-type="as-char" svg:width="0.2008in" svg:height="0.1839in" draw:z-index="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65"><draw:frame draw:style-name="fr2" draw:name="Об'єкт19" text:anchor-type="as-char" svg:y="-0.1492in" svg:width="0.1783in" svg:height="0.1854in" draw:z-index="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66">∨</text:span><text:span text:style-name="T68"><draw:frame draw:style-name="fr2" draw:name="Об'єкт14" text:anchor-type="as-char" svg:y="-0.1492in" svg:width="0.189in" svg:height="0.1854in" draw:z-index="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05">у</text:span><text:span text:style-name="T207">z</text:span><text:span text:style-name="T209"> </text:span><text:span text:style-name="T211">побудувати рівний їй </text:span><text:bookmark-start text:name="__DdeLink__1066_1401347031"/><text:span text:style-name="T211">поліном Жегалкіна</text:span><text:bookmark-end text:name="__DdeLink__1066_1401347031"/><text:span text:style-name="T211">.</text:span></text:p>
        </text:list-item>
        <text:list-item>
          <text:p text:style-name="P6"><text:span text:style-name="T86">С</text:span><text:span text:style-name="T87">користавшись методом невизначених коефіцієнтів, подати </text:span><text:span text:style-name="T81">БФ </text:span><text:span text:style-name="T100">f</text:span><text:span text:style-name="T81">(</text:span><text:span text:style-name="T100">x</text:span><text:span text:style-name="T81">, </text:span><text:span text:style-name="T100">y</text:span><text:span text:style-name="T81">, </text:span><text:span text:style-name="T100">z</text:span><text:span text:style-name="T81">) </text:span><text:span text:style-name="T86">= (</text:span><text:span text:style-name="T88">0</text:span><text:span text:style-name="T87">0</text:span><text:span text:style-name="T89">1</text:span><text:span text:style-name="T90">10</text:span><text:span text:style-name="T91">01</text:span><text:span text:style-name="T87">1</text:span><text:span text:style-name="T86">) </text:span><text:span text:style-name="T87">у вигляді </text:span><text:bookmark-start text:name="__DdeLink__1066_14013470311"/><text:span text:style-name="T86">поліном</text:span><text:span text:style-name="T87">у</text:span><text:span text:style-name="T86"> Жегалкіна</text:span><text:bookmark-end text:name="__DdeLink__1066_14013470311"/><text:span text:style-name="T86">.</text:span></text:p>
        </text:list-item>
        <text:list-item>
          <text:p text:style-name="P6"><text:span text:style-name="T4">Довести, що </text:span><text:span text:style-name="T1">х</text:span><text:span text:style-name="T17">і</text:span><text:span text:style-name="T4"> - </text:span><text:span text:style-name="T12">фіктивна</text:span><text:span text:style-name="T4"> змінна БФ </text:span><text:span text:style-name="T1">f</text:span><text:span text:style-name="T4">(</text:span><text:span text:style-name="T1">х</text:span><text:span text:style-name="T17">1</text:span><text:span text:style-name="T4">, </text:span><text:span text:style-name="T1">х</text:span><text:span text:style-name="T17">2</text:span><text:span text:style-name="T4">, ..., </text:span><text:span text:style-name="T1">х</text:span><text:span text:style-name="T17">n</text:span><text:span text:style-name="T4">) тоді і лише тоді, коли </text:span><text:span text:style-name="T1">х</text:span><text:span text:style-name="T17">і</text:span><text:span text:style-name="T4"> явно </text:span><text:span text:style-name="T12">не </text:span><text:span text:style-name="T4">входить у поліном Жегалкіна цієї функції.</text:span><text:span text:style-name="T86"> </text:span></text:p>
        </text:list-item>
        <text:list-item>
          <text:p text:style-name="P8"><text:span text:style-name="T150">Показати, що кількість булевих функцій, що суттєво залежать від n аргументів, визначається рекурентним співвідношенням A</text:span><text:span text:style-name="T34">n</text:span><text:span text:style-name="T150"> </text:span><text:span text:style-name="T157">=</text:span><text:span text:style-name="T150"> </text:span><text:span text:style-name="T150"><draw:frame draw:style-name="fr3" draw:name="1" text:anchor-type="as-char" svg:y="-0.2181in" svg:width="0.1929in" svg:height="0.2598in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50"><text:s/>- </text:span><text:span text:style-name="T122"><draw:frame draw:style-name="fr2" draw:name="Об'єкт53" text:anchor-type="as-char" svg:y="-0.1744in" svg:width="0.4083in" svg:height="0.248in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22"><draw:frame draw:style-name="fr2" draw:name="Об'єкт21" text:anchor-type="as-char" svg:y="-0.1744in" svg:width="0.2764in" svg:height="0.248in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10">A</text:span><text:span text:style-name="T35">i</text:span><text:span text:style-name="T150">, де </text:span><text:span text:style-name="T108">A</text:span><text:span text:style-name="T36">i</text:span><text:span text:style-name="T150"> - кількість булевих функцій, що суттєво залежать від </text:span><text:span text:style-name="T108">i</text:span><text:span text:style-name="T150"> аргументів.</text:span></text:p>
        </text:list-item>
        <text:list-item>
          <text:p text:style-name="P9"><text:span text:style-name="T129">Дови</text:span><text:span text:style-name="T130">значити </text:span><text:span text:style-name="T129">БФ</text:span><text:span text:style-name="T130"> </text:span><text:span text:style-name="T102">f <text:s/></text:span><text:span text:style-name="T103">= </text:span><text:span text:style-name="T130">(</text:span><text:span text:style-name="T131">1*</text:span><text:span text:style-name="T130">*1</text:span><text:span text:style-name="T131">1</text:span><text:span text:style-name="T130">*</text:span><text:span text:style-name="T131">0</text:span><text:span text:style-name="T130">*), </text:span><text:span text:style-name="T129">з</text:span><text:span text:style-name="T86">аміни</text:span><text:span text:style-name="T92">вш</text:span><text:span text:style-name="T86">и у кортежі </text:span><text:span text:style-name="T130">(</text:span><text:span text:style-name="T131">1*</text:span><text:span text:style-name="T130">*1</text:span><text:span text:style-name="T131">1</text:span><text:span text:style-name="T130">*</text:span><text:span text:style-name="T131">0</text:span><text:span text:style-name="T130">*)</text:span><text:span text:style-name="T86"> зірочки символами 0 і 1 так, щоб утворився вектор значень деякої лінійної функції </text:span><text:span text:style-name="T102">f</text:span><text:span text:style-name="T130">. </text:span><text:span text:style-name="T129">Записати</text:span><text:span text:style-name="T130"> </text:span><text:span text:style-name="T129">отриману </text:span><text:span text:style-name="T130">функцію </text:span><text:span text:style-name="T102">f </text:span><text:span text:style-name="T132">аналітично</text:span><text:span text:style-name="T130">. </text:span><text:span text:style-name="T132">Відповідь обґрунтувати.</text:span></text:p>
        </text:list-item>
        <text:list-item>
          <text:p text:style-name="P21"><text:span text:style-name="T123">Чи <text:s/>є монотонною БФ </text:span><text:span text:style-name="T99">f</text:span><text:span text:style-name="T124">(</text:span><text:span text:style-name="T99">х</text:span><text:span text:style-name="T25">1</text:span><text:span text:style-name="T124">, </text:span><text:span text:style-name="T99">х</text:span><text:span text:style-name="T25">2</text:span><text:span text:style-name="T124">, </text:span><text:span text:style-name="T99">х</text:span><text:span text:style-name="T31">3</text:span><text:span text:style-name="T124">) = (</text:span><text:span text:style-name="T123">0</text:span><text:span text:style-name="T133">01</text:span><text:span text:style-name="T123">1</text:span><text:span text:style-name="T133">00</text:span><text:span text:style-name="T124">01)? </text:span><text:span text:style-name="T123">Відповідь обґрунтувати.</text:span></text:p>
        </text:list-item>
        <text:list-item>
          <text:p text:style-name="P10"><text:span text:style-name="T134">Довести, що для довільної монотонної БФ </text:span><text:span text:style-name="T104">f</text:span><text:span text:style-name="T134">(</text:span><text:span text:style-name="T104">х</text:span><text:span text:style-name="T32">1</text:span><text:span text:style-name="T134">, </text:span><text:span text:style-name="T104">х</text:span><text:span text:style-name="T32">2</text:span><text:span text:style-name="T134">, ..., </text:span><text:span text:style-name="T104">х</text:span><text:span text:style-name="T32">n</text:span><text:span text:style-name="T134">) справедливий розклад: <text:s text:c="7"/></text:span><text:span text:style-name="T104"><text:s text:c="13"/>f</text:span><text:span text:style-name="T134">(</text:span><text:span text:style-name="T104">х</text:span><text:span text:style-name="T32">1</text:span><text:span text:style-name="T134">, </text:span><text:span text:style-name="T104">х</text:span><text:span text:style-name="T32">2</text:span><text:span text:style-name="T134">, ..., </text:span><text:span text:style-name="T104">х</text:span><text:span text:style-name="T32">n</text:span><text:span text:style-name="T134">) = </text:span><text:span text:style-name="T153">(</text:span><text:span text:style-name="T104">х</text:span><text:span text:style-name="T32">1</text:span><text:span text:style-name="T163">∨</text:span><text:span text:style-name="T104">f</text:span><text:span text:style-name="T134">(</text:span><text:span text:style-name="T153">0</text:span><text:span text:style-name="T134">, </text:span><text:span text:style-name="T104">х</text:span><text:span text:style-name="T32">2</text:span><text:span text:style-name="T134">, ..., </text:span><text:span text:style-name="T104">х</text:span><text:span text:style-name="T32">n</text:span><text:span text:style-name="T134">)</text:span><text:span text:style-name="T153">)</text:span><text:span text:style-name="T162">∧</text:span><text:span text:style-name="T104">f</text:span><text:span text:style-name="T134">(</text:span><text:span text:style-name="T153">1</text:span><text:span text:style-name="T134">, </text:span><text:span text:style-name="T104">х</text:span><text:span text:style-name="T32">2</text:span><text:span text:style-name="T134">, ..., </text:span><text:span text:style-name="T104">х</text:span><text:span text:style-name="T32">n</text:span><text:span text:style-name="T134">).</text:span></text:p>
        </text:list-item>
        <text:list-item>
          <text:p text:style-name="P6"><text:span text:style-name="T134">Довести, що довільна монотонна </text:span><text:span text:style-name="T136">БФ</text:span><text:span text:style-name="T134">, що відмінна від константи, може бути представлена </text:span><text:span text:style-name="T156">Д</text:span><text:span text:style-name="T134">НФ без заперечень.</text:span></text:p>
        </text:list-item>
        <text:list-item>
          <text:p text:style-name="P8"><text:span text:style-name="T132">Довести, що жодна проста імпліканта монотонної </text:span><text:span text:style-name="T136">БФ</text:span><text:span text:style-name="T132"> не містить заперечень змінних.</text:span></text:p>
        </text:list-item>
        <text:list-item>
          <text:p text:style-name="P8"><text:span text:style-name="T132">Довести, що скорочена ДНФ, що представляє монотонну </text:span><text:span text:style-name="T136">БФ</text:span><text:span text:style-name="T132">, є мінімальною </text:span><text:span text:style-name="T136">ДНФ</text:span><text:span text:style-name="T132">.</text:span></text:p>
        </text:list-item>
        <text:list-item>
          <text:p text:style-name="P19"><text:span text:style-name="T214">Довести, якщо </text:span><text:span text:style-name="T225">f</text:span><text:span text:style-name="T182"> не є константою, а </text:span><text:span text:style-name="T225">f</text:span><text:span text:style-name="T220">∨</text:span><text:span text:style-name="T225">f</text:span><text:span text:style-name="T216">*</text:span><text:span text:style-name="T182"> - константа, то <text:s/></text:span><text:span text:style-name="T221">f</text:span><text:span text:style-name="T217">∉</text:span><text:span text:style-name="T222">М</text:span><text:span text:style-name="T217">∪</text:span><text:bookmark-start text:name="__DdeLink__608_1418879442121"/><text:span text:style-name="T223">S</text:span><text:bookmark-end text:name="__DdeLink__608_1418879442121"/><text:span text:style-name="T223">.</text:span></text:p>
        </text:list-item>
        <text:list-item>
          <text:p text:style-name="P28"><text:span text:style-name="T182">Визначити число тупикових ДНФ та число мінімальних ДНФ </text:span><text:span text:style-name="T183">булевої функції</text:span><text:span text:style-name="T182"> <text:s text:c="21"/></text:span><text:span text:style-name="T176">f</text:span><text:span text:style-name="T182">(</text:span><text:span text:style-name="T176">х</text:span><text:span text:style-name="T42">1</text:span><text:span text:style-name="T182">, </text:span><text:span text:style-name="T176">х</text:span><text:span text:style-name="T42">2</text:span><text:span text:style-name="T182">, ..., </text:span><text:span text:style-name="T176">х</text:span><text:span text:style-name="T42">n</text:span><text:span text:style-name="T182">)= (011111...110).</text:span></text:p>
        </text:list-item>
        <text:list-item>
          <text:p text:style-name="P8"><text:span text:style-name="T130">Мінімізувати </text:span><text:span text:style-name="T149">БФ</text:span><text:span text:style-name="T130"> </text:span><text:span text:style-name="T102">f</text:span><text:span text:style-name="T149"> за допомогою </text:span><text:span text:style-name="T130">метод</text:span><text:span text:style-name="T155">у</text:span><text:span text:style-name="T149"> Блейка і </text:span><text:span text:style-name="T130">метод</text:span><text:span text:style-name="T154">у </text:span><text:span text:style-name="T152">Петрика</text:span><text:span text:style-name="T149">, </text:span><text:span text:style-name="T150">якщо <text:s text:c="37"/></text:span><text:span text:style-name="T102"><text:s text:c="7"/>f</text:span><text:span text:style-name="T137">(</text:span><text:span text:style-name="T100">x</text:span><text:span text:style-name="T137">, </text:span><text:span text:style-name="T100">y</text:span><text:span text:style-name="T137">, </text:span><text:span text:style-name="T100">z</text:span><text:span text:style-name="T137">) </text:span><text:span text:style-name="T130">= </text:span><text:span text:style-name="T128">¬</text:span><text:span text:style-name="T150">((</text:span><text:span text:style-name="T128"><draw:frame draw:style-name="fr2" draw:name="Об'єкт10" text:anchor-type="as-char" svg:y="-0.1492in" svg:width="0.189in" svg:height="0.1854in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61">∨</text:span><text:span text:style-name="T164"><draw:frame draw:style-name="fr2" draw:name="Об'єкт11" text:anchor-type="as-char" svg:y="-0.1492in" svg:width="0.1783in" svg:height="0.1854in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65">)(</text:span><text:span text:style-name="T113">у</text:span><text:span text:style-name="T161">∨</text:span><text:span text:style-name="T164"><draw:frame draw:style-name="fr2" draw:name="Об'єкт12" text:anchor-type="as-char" svg:y="-0.1492in" svg:width="0.1783in" svg:height="0.1854in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65">))</text:span><text:span text:style-name="T163">∨</text:span><text:span text:style-name="T114">x</text:span><text:span text:style-name="T151">(</text:span><text:span text:style-name="T107">у</text:span><text:span text:style-name="T163">∨</text:span><text:span text:style-name="T150"><draw:frame draw:style-name="fr1" draw:name="Об'єкт7" text:anchor-type="as-char" svg:width="0.2008in" svg:height="0.1839in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64">z</text:span><text:span text:style-name="T165">)</text:span><text:span text:style-name="T161">∨</text:span><text:span text:style-name="T163"><draw:frame draw:style-name="fr2" draw:name="Об'єкт15" text:anchor-type="as-char" svg:y="-0.1492in" svg:width="0.189in" svg:height="0.1854in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51"><draw:frame draw:style-name="fr1" draw:name="Об'єкт27" text:anchor-type="as-char" svg:width="0.2008in" svg:height="0.1839in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65">.</text:span><text:span text:style-name="T108"> </text:span></text:p>
        </text:list-item>
        <text:list-item>
          <text:p text:style-name="P22"><text:soft-page-break/><text:span text:style-name="T123">Знайти двоїсту БФ для </text:span><text:span text:style-name="T137">БФ </text:span><text:span text:style-name="T100">f</text:span><text:span text:style-name="T137">(</text:span><text:span text:style-name="T100">x</text:span><text:span text:style-name="T137">, </text:span><text:span text:style-name="T100">y</text:span><text:span text:style-name="T137">, </text:span><text:span text:style-name="T100">z</text:span><text:span text:style-name="T137">) </text:span><text:span text:style-name="T130">= (</text:span><text:span text:style-name="T123">0</text:span><text:span text:style-name="T138">0</text:span><text:span text:style-name="T139">1</text:span><text:span text:style-name="T123">0</text:span><text:span text:style-name="T140">1</text:span><text:span text:style-name="T135">1</text:span><text:span text:style-name="T140">0</text:span><text:span text:style-name="T138">1</text:span><text:span text:style-name="T130">). </text:span><text:span text:style-name="T132">Відповідь обґрунтувати.</text:span></text:p>
        </text:list-item>
        <text:list-item>
          <text:p text:style-name="P6"><text:span text:style-name="T132">Ч</text:span><text:span text:style-name="T141">и є БФ </text:span><text:span text:style-name="T100">f</text:span><text:span text:style-name="T137">(</text:span><text:span text:style-name="T100">x</text:span><text:span text:style-name="T137">, </text:span><text:span text:style-name="T100">y</text:span><text:span text:style-name="T137">, </text:span><text:span text:style-name="T100">z</text:span><text:span text:style-name="T137">) </text:span><text:span text:style-name="T130">= (</text:span><text:span text:style-name="T134">0</text:span><text:span text:style-name="T138">0</text:span><text:span text:style-name="T139">1</text:span><text:span text:style-name="T134">0</text:span><text:span text:style-name="T140">1</text:span><text:span text:style-name="T135">1</text:span><text:span text:style-name="T140">0</text:span><text:span text:style-name="T138">1</text:span><text:span text:style-name="T130">) </text:span><text:span text:style-name="T141">(див. попередню задачу) самодвоїстою?</text:span><text:span text:style-name="T130"> </text:span><text:span text:style-name="T132">Відповідь обґрунтувати.</text:span></text:p>
        </text:list-item>
        <text:list-item>
          <text:p text:style-name="P6"><text:span text:style-name="T132">З</text:span><text:span text:style-name="T141">найти </text:span><text:span text:style-name="T142">(</text:span><text:span text:style-name="T141">аналітично</text:span><text:span text:style-name="T142">)</text:span><text:span text:style-name="T141"> двоїсту БФ до БФ </text:span><text:span text:style-name="T100">f</text:span><text:span text:style-name="T137">(</text:span><text:span text:style-name="T100">x</text:span><text:span text:style-name="T137">, </text:span><text:span text:style-name="T100">y</text:span><text:span text:style-name="T137">) </text:span><text:span text:style-name="T130">= <text:s/></text:span><text:bookmark-start text:name="__DdeLink__182_388296396111"/><text:span text:style-name="T105">x</text:span><text:bookmark-end text:name="__DdeLink__182_388296396111"/><text:span text:style-name="T195">∣</text:span><text:span text:style-name="T196">у</text:span><text:span text:style-name="T143">.</text:span></text:p>
        </text:list-item>
        <text:list-item>
          <text:p text:style-name="P11"><text:span text:style-name="T4">Визначити </text:span><text:span text:style-name="T13">кількість</text:span><text:span text:style-name="T4"> </text:span><text:span text:style-name="T14">БФ</text:span><text:span text:style-name="T4"> від </text:span><text:span text:style-name="T80">n</text:span><text:span text:style-name="T4"> змінних, </text:span><text:span text:style-name="T14">що</text:span><text:span text:style-name="T4"> належать множині </text:span><text:bookmark-start text:name="__DdeLink__608_141887944211"/><text:span text:style-name="T3">S</text:span><text:bookmark-end text:name="__DdeLink__608_141887944211"/><text:span text:style-name="T159">∩</text:span><text:span text:style-name="T109">М</text:span><text:bookmark text:name="__DdeLink__608_14188794412"/><text:span text:style-name="T159">∩</text:span><text:span text:style-name="T109">L</text:span><text:bookmark text:name="__DdeLink__608_14188794413"/><text:bookmark text:name="__DdeLink__608_14188794411"/><text:span text:style-name="T111">.</text:span><text:span text:style-name="T15"> </text:span><text:span text:style-name="T132">Відповідь обґрунтувати.</text:span></text:p>
        </text:list-item>
        <text:list-item>
          <text:p text:style-name="P29"><text:span text:style-name="T182">Визначити </text:span><text:span text:style-name="T184">кількість</text:span><text:span text:style-name="T182"> </text:span><text:span text:style-name="T185">БФ</text:span><text:span text:style-name="T182"> від n змінних, </text:span><text:span text:style-name="T185">що</text:span><text:span text:style-name="T182"> належать множині</text:span><text:span text:style-name="T176"> </text:span><text:span text:style-name="T177">L</text:span><text:span text:style-name="T192">\</text:span><text:span text:style-name="T193">(</text:span><text:bookmark-start text:name="__DdeLink__608_14188794414"/><text:bookmark text:name="__DdeLink__608_1418879443"/><text:span text:style-name="T177">Т</text:span><text:bookmark-end text:name="__DdeLink__608_14188794414"/><text:span text:style-name="T43">0</text:span><text:span text:style-name="T197">∪</text:span><text:bookmark-start text:name="__DdeLink__608_14188794415"/><text:bookmark text:name="__DdeLink__608_1418879444"/><text:span text:style-name="T177">Т</text:span><text:bookmark-end text:name="__DdeLink__608_14188794415"/><text:span text:style-name="T44">1</text:span><text:span text:style-name="T186">)</text:span><text:span text:style-name="T182">. </text:span><text:span text:style-name="T181">Відповідь обґрунтувати.</text:span></text:p>
        </text:list-item>
        <text:list-item>
          <text:p text:style-name="P18"><text:span text:style-name="T215">Довести</text:span><text:span text:style-name="T214">, що не існує самодвоїстої </text:span><text:span text:style-name="T215">БФ</text:span><text:span text:style-name="T214">, </text:span><text:span text:style-name="T215">істотно</text:span><text:span text:style-name="T214"> залежної від двох </text:span>змінних. </text:p>
        </text:list-item>
        <text:list-item>
          <text:p text:style-name="P6"><text:span text:style-name="T145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132">Відповідь обґрунтувати.</text:span></text:p>
        </text:list-item>
        <text:list-item>
          <text:p text:style-name="P23"><text:span text:style-name="T80">Користуючись методом зведення до функ</text:span><text:span text:style-name="T94">ці</text:span><text:span text:style-name="T80">онально повно</text:span><text:span text:style-name="T94">ї</text:span><text:span text:style-name="T80"> системи </text:span><text:span text:style-name="T171">Σ</text:span><text:span text:style-name="T37">0</text:span><text:span text:style-name="T94"> = {</text:span><text:span text:style-name="T171">∨,∧, ¯</text:span><text:span text:style-name="T94">}</text:span><text:span text:style-name="T80">, </text:span><text:span text:style-name="T171">Σ</text:span><text:span text:style-name="T37">1</text:span><text:span text:style-name="T94"> = {</text:span><text:span text:style-name="T171">∨, ¯</text:span><text:span text:style-name="T94">}</text:span><text:span text:style-name="T80">, або </text:span><text:span text:style-name="T171">Σ</text:span><text:span text:style-name="T37">2</text:span><text:span text:style-name="T94"> = {</text:span><text:span text:style-name="T171">∧, ¯</text:span><text:span text:style-name="T94">}</text:span><text:span text:style-name="T80">, довести функ</text:span><text:span text:style-name="T95">ціо</text:span><text:span text:style-name="T80">нальну повноту системи </text:span><text:span text:style-name="T171">Σ</text:span><text:span text:style-name="T80"> </text:span><text:span text:style-name="T94">= {</text:span><text:span text:style-name="T100">х</text:span><text:span text:style-name="T167">⊕</text:span><text:span text:style-name="T100">у</text:span><text:span text:style-name="T81">, </text:span><text:span text:style-name="T105">x</text:span><text:span text:style-name="T172">→</text:span><text:span text:style-name="T105">y</text:span><text:span text:style-name="T94">}</text:span><text:span text:style-name="T80">.</text:span></text:p>
        </text:list-item>
        <text:list-item>
          <text:p text:style-name="P8"><text:span text:style-name="T93">Д</text:span><text:span text:style-name="T80">овести, що коли </text:span><text:span text:style-name="T81"><text:s/></text:span><text:span text:style-name="T100">f</text:span><text:span text:style-name="T166">∉</text:span><text:span text:style-name="T105">Т</text:span><text:span text:style-name="T21">0</text:span><text:span text:style-name="T166">∪</text:span><text:span text:style-name="T105">Т</text:span><text:span text:style-name="T21">1</text:span><text:span text:style-name="T166">∪</text:span><text:bookmark-start text:name="__DdeLink__608_141887944212"/><text:span text:style-name="T98">S</text:span><text:bookmark-end text:name="__DdeLink__608_141887944212"/><text:span text:style-name="T80">, то {</text:span><text:span text:style-name="T81"> </text:span><text:span text:style-name="T100">f</text:span><text:span text:style-name="T80">} − функціонально повна система.</text:span></text:p>
        </text:list-item>
        <text:list-item>
          <text:p text:style-name="P24"><text:span text:style-name="T97">Чи існує базис в P</text:span><text:span text:style-name="T23">2</text:span><text:span text:style-name="T97">, що складається з таких чотирьох функцій </text:span><text:span text:style-name="T106">f</text:span><text:span text:style-name="T23">1</text:span><text:span text:style-name="T97">, </text:span><text:span text:style-name="T106">f</text:span><text:span text:style-name="T23">2</text:span><text:span text:style-name="T97">, </text:span><text:span text:style-name="T106">f</text:span><text:span text:style-name="T23">3</text:span><text:span text:style-name="T97">, </text:span><text:span text:style-name="T106">f</text:span><text:span text:style-name="T23">4</text:span><text:span text:style-name="T97">, що </text:span><text:span text:style-name="T100">f</text:span><text:span text:style-name="T23">1</text:span><text:span text:style-name="T169">∉</text:span><text:span text:style-name="T105">Т</text:span><text:span text:style-name="T21">0</text:span><text:span text:style-name="T97">, </text:span><text:span text:style-name="T100">f</text:span><text:span text:style-name="T24">2</text:span><text:span text:style-name="T169">∉</text:span><text:span text:style-name="T105">Т</text:span><text:span text:style-name="T24">1</text:span><text:span text:style-name="T97">, </text:span><text:span text:style-name="T100">f</text:span><text:span text:style-name="T24">3</text:span><text:span text:style-name="T169">∉</text:span><text:span text:style-name="T106">L</text:span><text:span text:style-name="T97">, </text:span><text:span text:style-name="T100">f</text:span><text:span text:style-name="T24">4</text:span><text:span text:style-name="T169">∉</text:span><text:span text:style-name="T97">S? </text:span><text:span text:style-name="T93">Відповідь обґрунтувати.</text:span></text:p>
        </text:list-item>
        <text:list-item>
          <text:p text:style-name="P25"><text:span text:style-name="T80">Чи є </text:span><text:span text:style-name="T97">функ</text:span><text:span text:style-name="T94">ці</text:span><text:span text:style-name="T97">онально повно</text:span><text:span text:style-name="T80">ю</text:span><text:span text:style-name="T97"> систем</text:span><text:span text:style-name="T80">а БФ</text:span><text:span text:style-name="T97"> </text:span><text:span text:style-name="T171">Σ </text:span><text:span text:style-name="T170">= </text:span><text:span text:style-name="T94">{</text:span><text:span text:style-name="T171">∨,∧, </text:span><text:span text:style-name="T167">⊕</text:span><text:span text:style-name="T172">, </text:span><text:span text:style-name="T173">0</text:span><text:span text:style-name="T94">}? </text:span><text:span text:style-name="T93">Відповідь обґрунтувати.</text:span></text:p>
        </text:list-item>
        <text:list-item>
          <text:p text:style-name="P26"><text:span text:style-name="T80">Чи є базисом в Р</text:span><text:span text:style-name="T17">2</text:span><text:span text:style-name="T80"> </text:span><text:span text:style-name="T97">систем</text:span><text:span text:style-name="T80">а</text:span><text:span text:style-name="T97"> </text:span><text:span text:style-name="T80">БФ </text:span><text:span text:style-name="T171">Σ</text:span><text:span text:style-name="T94"> = {</text:span><text:span text:style-name="T171">∨,∧, <text:s/>¯</text:span><text:span text:style-name="T94">}</text:span><text:span text:style-name="T96">?</text:span><text:span text:style-name="T94"> </text:span><text:span text:style-name="T93">Відповідь обґрунтувати.</text:span></text:p>
        </text:list-item>
        <text:list-item>
          <text:p text:style-name="P9"><text:span text:style-name="T144">Чи є </text:span><text:span text:style-name="T145">функ</text:span><text:span text:style-name="T146">ці</text:span><text:span text:style-name="T145">онально повно</text:span><text:span text:style-name="T144">ю</text:span><text:span text:style-name="T145"> систем</text:span><text:span text:style-name="T144">а БФ</text:span><text:span text:style-name="T145"> </text:span><text:span text:style-name="T119">Σ </text:span><text:span text:style-name="T120">= </text:span><text:span text:style-name="T146">{</text:span><text:span text:style-name="T147">(1</text:span><text:span text:style-name="T148">1</text:span><text:span text:style-name="T147">)</text:span><text:span text:style-name="T119">, </text:span><text:span text:style-name="T147">(0</text:span><text:span text:style-name="T148">111</text:span><text:span text:style-name="T147">)</text:span><text:span text:style-name="T119">, </text:span><text:span text:style-name="T160">(00110111)</text:span><text:span text:style-name="T146">}? </text:span><text:span text:style-name="T132">Відповідь обґрунтувати.</text:span></text:p>
        </text:list-item>
        <text:list-item>
          <text:p text:style-name="P19"><text:span text:style-name="T251">Визначити довжину скороченої днф функції </text:span><text:span text:style-name="T252">х</text:span><text:span text:style-name="T49">1</text:span><text:span text:style-name="T234">⊕</text:span><text:span text:style-name="T235">х</text:span><text:span text:style-name="T50">2</text:span><text:span text:style-name="T234">⊕ ... ⊕ </text:span><text:span text:style-name="T235">х</text:span><text:span text:style-name="T50">n</text:span><text:span text:style-name="T235">.</text:span></text:p>
        </text:list-item>
        <text:list-item>
          <text:p text:style-name="P19"><text:span text:style-name="T262">Визначити число тупикових днф та число мінімальних днф функції </text:span><text:span text:style-name="T260">х</text:span><text:span text:style-name="T48">1</text:span><text:span text:style-name="T218">⊕</text:span><text:span text:style-name="T219">х</text:span><text:span text:style-name="T46">2</text:span><text:span text:style-name="T218">⊕ ... ⊕ </text:span><text:span text:style-name="T219">х</text:span><text:span text:style-name="T46">n</text:span><text:span text:style-name="T219">.</text:span></text:p>
        </text:list-item>
        <text:list-item>
          <text:p text:style-name="P12"><text:span text:style-name="T16">Для БФ </text:span><text:span text:style-name="T2">f</text:span><text:span text:style-name="T5">(</text:span><text:span text:style-name="T2">x</text:span><text:span text:style-name="T5">, </text:span><text:span text:style-name="T2">y</text:span><text:span text:style-name="T5">)</text:span><text:span text:style-name="T2"> </text:span><text:span text:style-name="T5">= (0</text:span><text:span text:style-name="T6">1</text:span><text:span text:style-name="T7">1</text:span><text:span text:style-name="T5">0), </text:span><text:span text:style-name="T8">що задана табли</text:span><text:span text:style-name="T9">цею істинності </text:span><text:span text:style-name="T10">(вектором значень)</text:span><text:span text:style-name="T8">,</text:span><text:span text:style-name="T5"> знайти рівн</text:span><text:span text:style-name="T11">у</text:span><text:span text:style-name="T5"> їй ДДНФ.</text:span></text:p>
        </text:list-item>
        <text:list-item>
          <text:p text:style-name="P16"><text:span text:style-name="T72">Дл</text:span><text:span text:style-name="T132">я БФ </text:span><text:span text:style-name="T206">f</text:span><text:span text:style-name="T132">(</text:span><text:span text:style-name="T206">x</text:span><text:span text:style-name="T132">, </text:span><text:span text:style-name="T206">y</text:span><text:span text:style-name="T132">)</text:span><text:span text:style-name="T206"> </text:span><text:span text:style-name="T132">= (0</text:span><text:span text:style-name="T68">1</text:span><text:span text:style-name="T73">1</text:span><text:span text:style-name="T74">0</text:span><text:span text:style-name="T132">), </text:span><text:span text:style-name="T68">що задана табли</text:span><text:span text:style-name="T75">цею істинності </text:span><text:span text:style-name="T76">(вектором значень)</text:span><text:span text:style-name="T68">,</text:span><text:span text:style-name="T132"> знайти рівн</text:span><text:span text:style-name="T72">у</text:span><text:span text:style-name="T132"> їй Д</text:span><text:span text:style-name="T72">К</text:span><text:span text:style-name="T132">НФ.</text:span></text:p>
          <text:p text:style-name="P31"/>
          <text:p text:style-name="P30"/>
          <text:p text:style-name="P32"/>
        </text:list-item>
      </text:list>
      <text:p text:style-name="P3"/>
      <text:p text:style-name="P1"/>
      <text:p text:style-name="P1"/>
      <text:p text:style-name="P2"><text:bookmark-start text:name="__DdeLink__608_141887944"/><text:s/><text:bookmark-end text:name="__DdeLink__608_14188794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0:06:17.733364463</meta:creation-date>
    <dc:date>2022-02-23T23:44:26.763449142</dc:date>
    <meta:editing-duration>PT40M22S</meta:editing-duration>
    <meta:editing-cycles>8</meta:editing-cycles>
    <meta:generator>LibreOffice/6.4.7.2$Linux_X86_64 LibreOffice_project/40$Build-2</meta:generator>
    <meta:document-statistic meta:table-count="0" meta:image-count="0" meta:object-count="14" meta:page-count="2" meta:paragraph-count="42" meta:word-count="738" meta:character-count="4413" meta:non-whitespace-character-count="3640"/>
  </office:meta>
</office:document-meta>
</file>

<file path=Object 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0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2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3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4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3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4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

<file path=Object 5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6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8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9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